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993in" style:rel-width="100%" table:align="center" fo:keep-with-next="always"/>
    </style:style>
    <style:style style:name="Table1.A" style:family="table-column">
      <style:table-column-properties style:column-width="1.5743in" style:rel-column-width="2267*"/>
    </style:style>
    <style:style style:name="Table1.B" style:family="table-column">
      <style:table-column-properties style:column-width="0.0194in" style:rel-column-width="28*"/>
    </style:style>
    <style:style style:name="Table1.C" style:family="table-column">
      <style:table-column-properties style:column-width="1.5653in" style:rel-column-width="2254*"/>
    </style:style>
    <style:style style:name="Table1.D" style:family="table-column">
      <style:table-column-properties style:column-width="1.5674in" style:rel-column-width="2257*"/>
    </style:style>
    <style:style style:name="Table1.E" style:family="table-column">
      <style:table-column-properties style:column-width="1.5729in" style:rel-column-width="2265*"/>
    </style:style>
    <style:style style:name="Table1.1" style:family="table-row">
      <style:table-row-properties style:min-row-height="0.2313in" fo:keep-together="always" style:use-optimal-row-height="false"/>
    </style:style>
    <style:style style:name="Table1.A1" style:family="table-cell">
      <style:table-cell-properties style:vertical-align="middle" fo:background-color="#dddddd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min-row-height="0.4208in" fo:keep-together="always" style:use-optimal-row-height="false"/>
    </style:style>
    <style:style style:name="Table1.A2" style:family="table-cell">
      <style:table-cell-properties style:vertical-align="middle" fo:background-color="#f3f3f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1.4" style:family="table-row">
      <style:table-row-properties style:min-row-height="0.25in" fo:keep-together="always" style:use-optimal-row-height="false"/>
    </style:style>
    <style:style style:name="Table1.A4" style:family="table-cell">
      <style:table-cell-properties style:vertical-align="middle" fo:background-color="#dddddd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A5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6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E6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9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C9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D9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E9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.A10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10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10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E10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11" style:family="table-cell">
      <style:table-cell-properties style:vertical-align="middle" fo:background-color="#f3f3f3" fo:padding-left="0.0486in" fo:padding-right="0.0486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13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13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13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E13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14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14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14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E14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1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C1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D1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E15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.A1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C1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D1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E16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.A1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C1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D1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E17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.A19" style:family="table-cell">
      <style:table-cell-properties style:vertical-align="middle" fo:background-color="#dddddd" fo:padding-left="0.0486in" fo:padding-right="0.0486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E19" style:family="table-cell">
      <style:table-cell-properties style:vertical-align="middle" fo:background-color="#dddddd" fo:padding-left="0.0486in" fo:padding-right="0.0486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20" style:family="table-cell">
      <style:table-cell-properties style:vertical-align="middle" fo:background-color="#ffffff" fo:padding-left="0.0486in" fo:padding-right="0.0486in" fo:padding-top="0in" fo:padding-bottom="0in" fo:border-left="0.5pt solid #000000" fo:border-right="none" fo:border-top="none" fo:border-bottom="0.5pt solid #000000" style:writing-mode="lr-tb">
        <style:background-image/>
      </style:table-cell-properties>
    </style:style>
    <style:style style:name="Table1.E20" style:family="table-cell">
      <style:table-cell-properties style:vertical-align="middle" fo:background-color="#ffffff" fo:padding-left="0.0486in" fo:padding-right="0.0486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2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C2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D2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E24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1.A25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C25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25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E25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A26" style:family="table-cell">
      <style:table-cell-properties style:vertical-align="middle" fo:background-color="#b2b2b2" fo:padding-left="0.0486in" fo:padding-right="0.0486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26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D26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1.E26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1.27" style:family="table-row">
      <style:table-row-properties style:min-row-height="0.1938in" fo:keep-together="always" style:use-optimal-row-height="false"/>
    </style:style>
    <style:style style:name="Table1.C2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D2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1.E27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5.9479in" fo:margin-left="0.0167in" table:align="left" fo:keep-with-next="auto"/>
    </style:style>
    <style:style style:name="Table2.A" style:family="table-column">
      <style:table-column-properties style:column-width="1.9583in"/>
    </style:style>
    <style:style style:name="Table2.B" style:family="table-column">
      <style:table-column-properties style:column-width="0.6667in"/>
    </style:style>
    <style:style style:name="Table2.C" style:family="table-column">
      <style:table-column-properties style:column-width="0.6771in"/>
    </style:style>
    <style:style style:name="Table2.G" style:family="table-column">
      <style:table-column-properties style:column-width="0.6458in"/>
    </style:style>
    <style:style style:name="Table2.1" style:family="table-row">
      <style:table-row-properties style:min-row-height="0.3625in"/>
    </style:style>
    <style:style style:name="Table2.A1" style:family="table-cell">
      <style:table-cell-properties style:vertical-align="middle" fo:padding-left="0.0486in" fo:padding-right="0.0486in" fo:padding-top="0in" fo:padding-bottom="0in" fo:border="0.5pt solid #000000" fo:wrap-option="no-wrap" style:writing-mode="lr-tb"/>
    </style:style>
    <style:style style:name="Table2.B1" style:family="table-cell">
      <style:table-cell-properties style:vertical-align="middle" fo:padding-left="0.0486in" fo:padding-right="0.0486in" fo:padding-top="0in" fo:padding-bottom="0in" fo:border-left="none" fo:border-right="0.5pt solid #000000" fo:border-top="0.5pt solid #000000" fo:border-bottom="0.5pt solid #000000" fo:wrap-option="no-wrap" style:writing-mode="lr-tb"/>
    </style:style>
    <style:style style:name="Table2.A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fo:wrap-option="no-wrap" style:writing-mode="lr-tb"/>
    </style:style>
    <style:style style:name="Table2.B2" style:family="table-cell">
      <style:table-cell-properties style:vertical-align="middle" fo:padding-left="0.0486in" fo:padding-right="0.0486in" fo:padding-top="0in" fo:padding-bottom="0in" fo:border-left="none" fo:border-right="0.5pt solid #000000" fo:border-top="none" fo:border-bottom="0.5pt solid #000000" fo:wrap-option="no-wrap" style:writing-mode="lr-tb"/>
    </style:style>
    <style:style style:name="Tabela1" style:family="table">
      <style:table-properties style:width="6.2958in" table:align="center" fo:keep-with-next="always"/>
    </style:style>
    <style:style style:name="Tabela1.A" style:family="table-column">
      <style:table-column-properties style:column-width="1.6389in"/>
    </style:style>
    <style:style style:name="Tabela1.B" style:family="table-column">
      <style:table-column-properties style:column-width="0.6667in"/>
    </style:style>
    <style:style style:name="Tabela1.G" style:family="table-column">
      <style:table-column-properties style:column-width="0.6618in"/>
    </style:style>
    <style:style style:name="Tabela1.1" style:family="table-row">
      <style:table-row-properties style:min-row-height="0.2083in"/>
    </style:style>
    <style:style style:name="Tabela1.A1" style:family="table-cell">
      <style:table-cell-properties style:vertical-align="middle" fo:padding-left="0.0486in" fo:padding-right="0.0486in" fo:padding-top="0in" fo:padding-bottom="0in" fo:border="0.5pt solid #000000" fo:wrap-option="no-wrap" style:writing-mode="lr-tb"/>
    </style:style>
    <style:style style:name="Tabela1.B1" style:family="table-cell">
      <style:table-cell-properties style:vertical-align="middle" fo:padding-left="0.0486in" fo:padding-right="0.0486in" fo:padding-top="0in" fo:padding-bottom="0in" fo:border-left="none" fo:border-right="0.5pt solid #000000" fo:border-top="0.5pt solid #000000" fo:border-bottom="0.5pt solid #000000" fo:wrap-option="no-wrap" style:writing-mode="lr-tb"/>
    </style:style>
    <style:style style:name="Tabela1.2" style:family="table-row">
      <style:table-row-properties style:min-row-height="0.3625in"/>
    </style:style>
    <style:style style:name="Tabela1.A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fo:wrap-option="no-wrap" style:writing-mode="lr-tb"/>
    </style:style>
    <style:style style:name="Tabela1.B2" style:family="table-cell">
      <style:table-cell-properties style:vertical-align="middle" fo:padding-left="0.0486in" fo:padding-right="0.0486in" fo:padding-top="0in" fo:padding-bottom="0in" fo:border-left="none" fo:border-right="0.5pt solid #000000" fo:border-top="none" fo:border-bottom="0.5pt solid #000000" fo:wrap-option="no-wrap" style:writing-mode="lr-tb"/>
    </style:style>
    <style:style style:name="P1" style:family="paragraph" style:parent-style-name="Capa_3a__20_identificações">
      <style:text-properties officeooo:paragraph-rsid="000e294c"/>
    </style:style>
    <style:style style:name="P2" style:family="paragraph" style:parent-style-name="Capa_3a__20_identificações">
      <style:text-properties officeooo:rsid="039b6797"/>
    </style:style>
    <style:style style:name="P3" style:family="paragraph" style:parent-style-name="Corpo_20_do_20_texto_3a__20_texto_20__28_geral_29_">
      <style:paragraph-properties fo:margin-left="0in" fo:margin-right="0in" fo:text-indent="0in" style:auto-text-indent="false"/>
    </style:style>
    <style:style style:name="P4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02704f8"/>
    </style:style>
    <style:style style:name="P5" style:family="paragraph" style:parent-style-name="Corpo_20_do_20_texto_3a__20_texto_20__28_geral_29_">
      <style:paragraph-properties fo:margin-left="0in" fo:margin-right="0in" fo:text-indent="0in" style:auto-text-indent="false"/>
      <style:text-properties fo:font-style="normal" officeooo:rsid="00666620" officeooo:paragraph-rsid="0067d6ac" style:font-style-asian="normal" style:font-style-complex="normal"/>
    </style:style>
    <style:style style:name="P6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0b83572"/>
    </style:style>
    <style:style style:name="P7" style:family="paragraph" style:parent-style-name="Corpo_20_do_20_texto_3a__20_texto_20__28_geral_29_">
      <style:paragraph-properties fo:margin-left="0in" fo:margin-right="0in" fo:text-indent="0in" style:auto-text-indent="false"/>
      <style:text-properties fo:language="en" fo:country="US" fo:font-style="normal" fo:font-weight="normal" officeooo:rsid="01013423" officeooo:paragraph-rsid="0168563c" style:font-style-asian="normal" style:font-weight-asian="normal" style:font-style-complex="normal" style:font-weight-complex="normal"/>
    </style:style>
    <style:style style:name="P8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23468ea"/>
    </style:style>
    <style:style style:name="P9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236af18"/>
    </style:style>
    <style:style style:name="P10" style:family="paragraph" style:parent-style-name="Corpo_20_do_20_texto_3a__20_texto_20__28_geral_29_">
      <style:paragraph-properties fo:margin-left="0in" fo:margin-right="0in" fo:text-indent="0in" style:auto-text-indent="false"/>
      <style:text-properties officeooo:rsid="0241d5cb" officeooo:paragraph-rsid="0241d5cb"/>
    </style:style>
    <style:style style:name="P11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2482aef"/>
    </style:style>
    <style:style style:name="P12" style:family="paragraph" style:parent-style-name="Corpo_20_do_20_texto_3a__20_texto_20__28_geral_29_">
      <style:paragraph-properties fo:margin-left="0in" fo:margin-right="0in" fo:text-indent="0in" style:auto-text-indent="false"/>
      <style:text-properties officeooo:rsid="02490614" officeooo:paragraph-rsid="02490614"/>
    </style:style>
    <style:style style:name="P13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24c8f23"/>
    </style:style>
    <style:style style:name="P14" style:family="paragraph" style:parent-style-name="Corpo_20_do_20_texto_3a__20_texto_20__28_geral_29_">
      <style:paragraph-properties fo:margin-left="0in" fo:margin-right="0in" fo:text-indent="0in" style:auto-text-indent="false"/>
      <style:text-properties officeooo:rsid="025378df" officeooo:paragraph-rsid="025378df"/>
    </style:style>
    <style:style style:name="P15" style:family="paragraph" style:parent-style-name="Corpo_20_do_20_texto_3a__20_texto_20__28_geral_29_">
      <style:paragraph-properties fo:margin-left="0in" fo:margin-right="0in" fo:text-indent="0in" style:auto-text-indent="false"/>
      <style:text-properties officeooo:rsid="025378df" officeooo:paragraph-rsid="024d9baf"/>
    </style:style>
    <style:style style:name="P16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253d980"/>
    </style:style>
    <style:style style:name="P17" style:family="paragraph" style:parent-style-name="Corpo_20_do_20_texto_3a__20_texto_20__28_geral_29_">
      <style:paragraph-properties fo:margin-left="0in" fo:margin-right="0in" fo:text-indent="0in" style:auto-text-indent="false"/>
      <style:text-properties officeooo:rsid="02557b22" officeooo:paragraph-rsid="02557b22"/>
    </style:style>
    <style:style style:name="P18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2599eb7"/>
    </style:style>
    <style:style style:name="P19" style:family="paragraph" style:parent-style-name="Corpo_20_do_20_texto_3a__20_texto_20__28_geral_29_">
      <style:paragraph-properties fo:margin-left="0in" fo:margin-right="0in" fo:text-indent="0in" style:auto-text-indent="false"/>
      <style:text-properties officeooo:rsid="02599ebf" officeooo:paragraph-rsid="02599ebf"/>
    </style:style>
    <style:style style:name="P20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25b3cad"/>
    </style:style>
    <style:style style:name="P21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260b36e"/>
    </style:style>
    <style:style style:name="P22" style:family="paragraph" style:parent-style-name="Corpo_20_do_20_texto_3a__20_texto_20__28_geral_29_">
      <style:paragraph-properties fo:margin-left="0in" fo:margin-right="0in" fo:text-indent="0in" style:auto-text-indent="false"/>
      <style:text-properties officeooo:rsid="03a34091" officeooo:paragraph-rsid="03a34091"/>
    </style:style>
    <style:style style:name="P23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3b6ecd6"/>
    </style:style>
    <style:style style:name="P24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3bbad7c"/>
    </style:style>
    <style:style style:name="P25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3bd3064"/>
    </style:style>
    <style:style style:name="P26" style:family="paragraph" style:parent-style-name="Corpo_20_do_20_texto_3a__20_texto_20__28_geral_29_">
      <style:paragraph-properties fo:margin-left="0in" fo:margin-right="0in" fo:text-indent="0in" style:auto-text-indent="false"/>
      <style:text-properties fo:language="pt" fo:country="BR"/>
    </style:style>
    <style:style style:name="P27" style:family="paragraph" style:parent-style-name="Text_20_body">
      <style:paragraph-properties fo:margin-left="0in" fo:margin-right="0in" fo:text-align="center" style:justify-single-word="false" fo:text-indent="0in" style:auto-text-indent="false" fo:background-color="transparent">
        <style:background-image/>
      </style:paragraph-properties>
      <style:text-properties officeooo:paragraph-rsid="02543c93"/>
    </style:style>
    <style:style style:name="P28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officeooo:paragraph-rsid="02543c93"/>
    </style:style>
    <style:style style:name="P29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paragraph-rsid="02543c93"/>
    </style:style>
    <style:style style:name="P30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style:font-name="Times New Roman1" fo:font-size="11pt" officeooo:paragraph-rsid="02543c93" style:font-size-asian="11pt" style:font-size-complex="11pt"/>
    </style:style>
    <style:style style:name="P31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style:font-name="Times New Roman1" fo:font-size="11pt" officeooo:rsid="038e35a7" officeooo:paragraph-rsid="038e35a7" style:font-size-asian="11pt" style:font-size-complex="11pt"/>
    </style:style>
    <style:style style:name="P32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style:font-name="Times New Roman1" fo:font-size="11pt" officeooo:rsid="03995c8d" officeooo:paragraph-rsid="03995c8d" style:font-size-asian="11pt" style:font-size-complex="11pt"/>
    </style:style>
    <style:style style:name="P33" style:family="paragraph" style:parent-style-name="Normal">
      <style:paragraph-properties fo:margin-left="0in" fo:margin-right="0in" fo:text-align="end" style:justify-single-word="false" fo:text-indent="0in" style:auto-text-indent="false"/>
      <style:text-properties fo:color="#000000" style:font-name="Times New Roman1" fo:font-size="10pt" fo:font-weight="bold" officeooo:paragraph-rsid="0260b36e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34" style:family="paragraph" style:parent-style-name="Normal">
      <style:paragraph-properties fo:margin-left="0in" fo:margin-right="0in" fo:text-align="center" style:justify-single-word="false" fo:text-indent="0in" style:auto-text-indent="false"/>
      <style:text-properties fo:color="#000000" style:font-name="Times New Roman1" fo:font-size="10pt" fo:font-weight="bold" officeooo:paragraph-rsid="025f116a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35" style:family="paragraph" style:parent-style-name="Corpo_20_do_20_texto_3a__20_texto_20__28_geral_29_">
      <style:text-properties officeooo:rsid="02599ebf" officeooo:paragraph-rsid="02599ebf"/>
    </style:style>
    <style:style style:name="P36" style:family="paragraph" style:parent-style-name="Corpo_20_do_20_texto_3a__20_texto_20__28_geral_29_">
      <style:text-properties officeooo:rsid="0266d0b1" officeooo:paragraph-rsid="0266d0b1"/>
    </style:style>
    <style:style style:name="P37" style:family="paragraph" style:parent-style-name="Corpo_20_do_20_texto_3a__20_texto_20__28_geral_29_">
      <style:text-properties officeooo:paragraph-rsid="03b133bc"/>
    </style:style>
    <style:style style:name="P38" style:family="paragraph" style:parent-style-name="Corpo_20_do_20_texto_3a__20_texto_20__28_geral_29_">
      <style:text-properties fo:language="pt" fo:country="BR"/>
    </style:style>
    <style:style style:name="P39" style:family="paragraph" style:parent-style-name="Corpo_20_do_20_texto_3a__20_texto_20__28_geral_29_">
      <style:text-properties fo:language="pt" fo:country="BR" officeooo:paragraph-rsid="03b133bc"/>
    </style:style>
    <style:style style:name="P40" style:family="paragraph" style:parent-style-name="Corpo_20_do_20_texto_3a__20_texto_20__28_geral_29_">
      <style:paragraph-properties fo:text-align="center" style:justify-single-word="false"/>
    </style:style>
    <style:style style:name="P41" style:family="paragraph" style:parent-style-name="Corpo_20_do_20_texto_3a__20_texto_20__28_geral_29_">
      <style:text-properties officeooo:rsid="00219c96"/>
    </style:style>
    <style:style style:name="P42" style:family="paragraph" style:parent-style-name="Corpo_20_do_20_texto_3a__20_texto_20__28_geral_29_">
      <style:text-properties officeooo:rsid="002523bf"/>
    </style:style>
    <style:style style:name="P43" style:family="paragraph" style:parent-style-name="Corpo_20_do_20_texto_3a__20_texto_20__28_geral_29_">
      <style:text-properties officeooo:rsid="002fd755"/>
    </style:style>
    <style:style style:name="P44" style:family="paragraph" style:parent-style-name="Corpo_20_do_20_texto_3a__20_texto_20__28_geral_29_">
      <style:text-properties officeooo:rsid="00544ceb"/>
    </style:style>
    <style:style style:name="P45" style:family="paragraph" style:parent-style-name="Corpo_20_do_20_texto_3a__20_texto_20__28_geral_29_">
      <style:text-properties officeooo:rsid="0054aeca"/>
    </style:style>
    <style:style style:name="P46" style:family="paragraph" style:parent-style-name="Corpo_20_do_20_texto_3a__20_texto_20__28_geral_29_">
      <style:text-properties officeooo:paragraph-rsid="03c40176"/>
    </style:style>
    <style:style style:name="P47" style:family="paragraph" style:parent-style-name="Corpo_20_do_20_texto_3a__20_texto_20__28_geral_29_">
      <style:text-properties officeooo:rsid="02543c93" officeooo:paragraph-rsid="02543c93"/>
    </style:style>
    <style:style style:name="P48" style:family="paragraph" style:parent-style-name="Corpo_20_do_20_texto_3a__20_texto_20__28_geral_29_">
      <style:text-properties officeooo:rsid="02557b22" officeooo:paragraph-rsid="02557b22"/>
    </style:style>
    <style:style style:name="P49" style:family="paragraph" style:parent-style-name="Listas_3a__20_titulos">
      <style:text-properties officeooo:paragraph-rsid="00115706"/>
    </style:style>
    <style:style style:name="P50" style:family="paragraph" style:parent-style-name="Normal">
      <style:paragraph-properties fo:text-align="center" style:justify-single-word="false"/>
      <style:text-properties fo:color="#000000" style:font-name="Times New Roman1" fo:font-size="10pt" fo:font-weight="bold" officeooo:paragraph-rsid="0260b36e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51" style:family="paragraph" style:parent-style-name="Normal">
      <style:paragraph-properties fo:text-align="center" style:justify-single-word="false"/>
      <style:text-properties fo:color="#000000" style:font-name="Times New Roman1" fo:font-size="10pt" fo:font-weight="bold" officeooo:paragraph-rsid="025f116a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52" style:family="paragraph" style:parent-style-name="Normal">
      <style:paragraph-properties fo:text-align="start" style:justify-single-word="false"/>
      <style:text-properties fo:color="#000000" style:font-name="Times New Roman1" fo:font-size="10pt" fo:font-weight="bold" officeooo:paragraph-rsid="0260b36e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53" style:family="paragraph" style:parent-style-name="Normal">
      <style:paragraph-properties fo:text-align="center" style:justify-single-word="false"/>
      <style:text-properties fo:color="#000000" style:font-name="Times New Roman1" fo:font-size="10pt" fo:font-weight="bold" officeooo:rsid="002753fc" officeooo:paragraph-rsid="0260b36e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54" style:family="paragraph" style:parent-style-name="Normal">
      <style:paragraph-properties fo:text-align="center" style:justify-single-word="false"/>
      <style:text-properties fo:color="#000000" style:font-name="Times New Roman1" fo:font-size="10pt" fo:font-weight="bold" officeooo:rsid="00289a9b" officeooo:paragraph-rsid="025f116a" style:font-name-asian="Times New Roman1" style:font-size-asian="10pt" style:language-asian="pt" style:country-asian="BR" style:font-weight-asian="bold" style:font-name-complex="Times New Roman1" style:font-size-complex="10pt" style:font-weight-complex="bold"/>
    </style:style>
    <style:style style:name="P55" style:family="paragraph" style:parent-style-name="Normal">
      <style:paragraph-properties fo:text-align="center" style:justify-single-word="false"/>
      <style:text-properties fo:color="#000000" style:font-name="Times New Roman1" fo:font-size="10pt" officeooo:paragraph-rsid="0260b36e" style:font-name-asian="Times New Roman1" style:font-size-asian="10pt" style:language-asian="pt" style:country-asian="BR" style:font-name-complex="Times New Roman1" style:font-size-complex="10pt"/>
    </style:style>
    <style:style style:name="P56" style:family="paragraph" style:parent-style-name="Normal">
      <style:paragraph-properties fo:text-align="center" style:justify-single-word="false"/>
      <style:text-properties fo:color="#000000" style:font-name="Times New Roman1" fo:font-size="10pt" officeooo:paragraph-rsid="025f116a" style:font-name-asian="Times New Roman1" style:font-size-asian="10pt" style:language-asian="pt" style:country-asian="BR" style:font-name-complex="Times New Roman1" style:font-size-complex="10pt"/>
    </style:style>
    <style:style style:name="P57" style:family="paragraph" style:parent-style-name="Normal">
      <style:paragraph-properties fo:text-align="center" style:justify-single-word="false"/>
      <style:text-properties fo:color="#000000" style:font-name="Times New Roman1" fo:font-size="10pt" officeooo:rsid="002753fc" officeooo:paragraph-rsid="0260b36e" style:font-name-asian="Times New Roman1" style:font-size-asian="10pt" style:language-asian="pt" style:country-asian="BR" style:font-name-complex="Times New Roman1" style:font-size-complex="10pt"/>
    </style:style>
    <style:style style:name="P58" style:family="paragraph" style:parent-style-name="Normal">
      <style:paragraph-properties fo:text-align="center" style:justify-single-word="false"/>
      <style:text-properties fo:color="#000000" style:font-name="Times New Roman1" fo:font-size="10pt" officeooo:rsid="002b07d7" officeooo:paragraph-rsid="0260b36e" style:font-name-asian="Times New Roman1" style:font-size-asian="10pt" style:language-asian="pt" style:country-asian="BR" style:font-name-complex="Times New Roman1" style:font-size-complex="10pt"/>
    </style:style>
    <style:style style:name="P59" style:family="paragraph" style:parent-style-name="Normal">
      <style:paragraph-properties fo:text-align="center" style:justify-single-word="false"/>
      <style:text-properties fo:color="#000000" style:font-name="Times New Roman1" fo:font-size="10pt" officeooo:rsid="002ae653" officeooo:paragraph-rsid="0260b36e" style:font-name-asian="Times New Roman1" style:font-size-asian="10pt" style:language-asian="pt" style:country-asian="BR" style:font-name-complex="Times New Roman1" style:font-size-complex="10pt"/>
    </style:style>
    <style:style style:name="P60" style:family="paragraph" style:parent-style-name="Normal">
      <style:paragraph-properties fo:text-align="center" style:justify-single-word="false"/>
      <style:text-properties fo:color="#000000" style:font-name="Times New Roman1" fo:font-size="10pt" officeooo:rsid="00289a9b" officeooo:paragraph-rsid="0260b36e" style:font-name-asian="Times New Roman1" style:font-size-asian="10pt" style:language-asian="pt" style:country-asian="BR" style:font-name-complex="Times New Roman1" style:font-size-complex="10pt"/>
    </style:style>
    <style:style style:name="P61" style:family="paragraph" style:parent-style-name="Normal">
      <style:paragraph-properties fo:text-align="center" style:justify-single-word="false"/>
      <style:text-properties fo:color="#000000" style:font-name="Times New Roman1" fo:font-size="10pt" officeooo:rsid="0027e992" officeooo:paragraph-rsid="0260b36e" style:font-name-asian="Times New Roman1" style:font-size-asian="10pt" style:language-asian="pt" style:country-asian="BR" style:font-name-complex="Times New Roman1" style:font-size-complex="10pt"/>
    </style:style>
    <style:style style:name="P62" style:family="paragraph" style:parent-style-name="Normal">
      <style:paragraph-properties fo:text-align="center" style:justify-single-word="false"/>
      <style:text-properties fo:color="#000000" style:font-name="Times New Roman1" fo:font-size="10pt" officeooo:rsid="0029f2da" officeooo:paragraph-rsid="025f116a" style:font-name-asian="Times New Roman1" style:font-size-asian="10pt" style:language-asian="pt" style:country-asian="BR" style:font-name-complex="Times New Roman1" style:font-size-complex="10pt"/>
    </style:style>
    <style:style style:name="P63" style:family="paragraph" style:parent-style-name="Normal">
      <style:paragraph-properties fo:text-align="center" style:justify-single-word="false"/>
      <style:text-properties fo:color="#000000" style:font-name="Times New Roman1" fo:font-size="10pt" officeooo:rsid="025f116a" officeooo:paragraph-rsid="025f116a" style:font-name-asian="Times New Roman1" style:font-size-asian="10pt" style:language-asian="pt" style:country-asian="BR" style:font-name-complex="Times New Roman1" style:font-size-complex="10pt"/>
    </style:style>
    <style:style style:name="P64" style:family="paragraph" style:parent-style-name="Normal">
      <style:paragraph-properties fo:text-align="center" style:justify-single-word="false"/>
      <style:text-properties fo:color="#000000" style:font-name="Times New Roman1" fo:font-size="10pt" officeooo:rsid="0397218b" officeooo:paragraph-rsid="0397218b" style:font-name-asian="Times New Roman1" style:font-size-asian="10pt" style:language-asian="pt" style:country-asian="BR" style:font-name-complex="Times New Roman1" style:font-size-complex="10pt"/>
    </style:style>
    <style:style style:name="P65" style:family="paragraph" style:parent-style-name="Normal">
      <style:paragraph-properties fo:text-align="center" style:justify-single-word="false"/>
      <style:text-properties fo:color="#000000" style:font-name="Times New Roman1" fo:font-size="10pt" officeooo:rsid="03e7e91a" officeooo:paragraph-rsid="03e7e91a" style:font-name-asian="Times New Roman1" style:font-size-asian="10pt" style:language-asian="pt" style:country-asian="BR" style:font-name-complex="Times New Roman1" style:font-size-complex="10pt"/>
    </style:style>
    <style:style style:name="P66" style:family="paragraph" style:parent-style-name="Normal">
      <style:paragraph-properties fo:text-align="center" style:justify-single-word="false"/>
      <style:text-properties fo:color="#000000" style:font-name="Times New Roman1" fo:font-size="10pt" officeooo:rsid="03e9bcff" officeooo:paragraph-rsid="03e9bcff" style:font-name-asian="Times New Roman1" style:font-size-asian="10pt" style:language-asian="pt" style:country-asian="BR" style:font-name-complex="Times New Roman1" style:font-size-complex="10pt"/>
    </style:style>
    <style:style style:name="P67" style:family="paragraph" style:parent-style-name="Normal">
      <style:paragraph-properties fo:text-align="center" style:justify-single-word="false"/>
      <style:text-properties fo:color="#000000" style:font-name="Times New Roman1" fo:font-size="10pt" officeooo:rsid="03eb4768" officeooo:paragraph-rsid="03eb4768" style:font-name-asian="Times New Roman1" style:font-size-asian="10pt" style:language-asian="pt" style:country-asian="BR" style:font-name-complex="Times New Roman1" style:font-size-complex="10pt"/>
    </style:style>
    <style:style style:name="P68" style:family="paragraph" style:parent-style-name="Normal">
      <style:paragraph-properties fo:text-align="center" style:justify-single-word="false"/>
      <style:text-properties fo:color="#000000" style:font-name="Times New Roman1" fo:font-size="10pt" fo:language="pt" fo:country="BR" officeooo:rsid="0027e992" officeooo:paragraph-rsid="0260b36e" style:font-name-asian="Times New Roman1" style:font-size-asian="10pt" style:language-asian="pt" style:country-asian="BR" style:font-name-complex="Times New Roman1" style:font-size-complex="10pt"/>
    </style:style>
    <style:style style:name="P69" style:family="paragraph" style:parent-style-name="Normal">
      <style:paragraph-properties fo:text-align="center" style:justify-single-word="false"/>
      <style:text-properties fo:color="#000000" style:font-name="Times New Roman1" fo:font-size="16pt" officeooo:paragraph-rsid="025f116a" style:font-name-asian="Times New Roman1" style:font-size-asian="16pt" style:language-asian="pt" style:country-asian="BR" style:font-name-complex="Times New Roman1" style:font-size-complex="16pt"/>
    </style:style>
    <style:style style:name="P70" style:family="paragraph" style:parent-style-name="TCC_20_Univás">
      <style:text-properties fo:font-size="11pt" style:font-size-asian="11pt" style:font-size-complex="11pt"/>
    </style:style>
    <style:style style:name="P71" style:family="paragraph" style:parent-style-name="Capa_3a__20_título">
      <style:text-properties officeooo:rsid="03c40176" officeooo:paragraph-rsid="03c40176"/>
    </style:style>
    <style:style style:name="P72" style:family="paragraph" style:parent-style-name="Corpo_20_do_20_texto_3a__20_texto_20__28_referência_29_">
      <style:paragraph-properties fo:text-align="justify" style:justify-single-word="false"/>
      <style:text-properties officeooo:paragraph-rsid="03e411c9"/>
    </style:style>
    <style:style style:name="P73" style:family="paragraph" style:parent-style-name="Corpo_20_do_20_texto_3a__20_texto_20__28_referência_29_">
      <style:paragraph-properties fo:text-align="justify" style:justify-single-word="false"/>
      <style:text-properties officeooo:rsid="02e3159a" officeooo:paragraph-rsid="03e411c9"/>
    </style:style>
    <style:style style:name="P74" style:family="paragraph" style:parent-style-name="Corpo_20_do_20_texto_3a__20_texto_20__28_referência_29_">
      <style:paragraph-properties fo:text-align="justify" style:justify-single-word="false"/>
      <style:text-properties fo:language="en" fo:country="US" fo:font-style="normal" fo:font-weight="normal" officeooo:rsid="01687781" officeooo:paragraph-rsid="03e411c9" style:font-style-asian="normal" style:font-weight-asian="normal" style:font-style-complex="normal" style:font-weight-complex="normal"/>
    </style:style>
    <style:style style:name="P75" style:family="paragraph" style:parent-style-name="Corpo_20_do_20_texto_3a__20_texto_20__28_referência_29_">
      <style:paragraph-properties fo:text-align="justify" style:justify-single-word="false"/>
      <style:text-properties officeooo:rsid="034d0a17" officeooo:paragraph-rsid="03e411c9"/>
    </style:style>
    <style:style style:name="P76" style:family="paragraph" style:parent-style-name="Corpo_20_do_20_texto_3a__20_texto_20__28_referência_29_">
      <style:paragraph-properties fo:text-align="justify" style:justify-single-word="false"/>
      <style:text-properties officeooo:rsid="034e391e" officeooo:paragraph-rsid="03e411c9"/>
    </style:style>
    <style:style style:name="P77" style:family="paragraph" style:parent-style-name="Corpo_20_do_20_texto_3a__20_texto_20__28_referência_29_">
      <style:paragraph-properties fo:text-align="justify" style:justify-single-word="false"/>
      <style:text-properties officeooo:rsid="03bd2dae" officeooo:paragraph-rsid="03e411c9"/>
    </style:style>
    <style:style style:name="P78" style:family="paragraph" style:parent-style-name="Corpo_20_do_20_texto_3a__20_texto_20__28_referência_29_">
      <style:paragraph-properties fo:text-align="justify" style:justify-single-word="false"/>
      <style:text-properties officeooo:rsid="03b462c6" officeooo:paragraph-rsid="03e411c9"/>
    </style:style>
    <style:style style:name="P79" style:family="paragraph" style:parent-style-name="Corpo_20_do_20_texto_3a__20_texto_20__28_referência_29_">
      <style:paragraph-properties fo:text-align="justify" style:justify-single-word="false"/>
      <style:text-properties officeooo:rsid="02e4585b" officeooo:paragraph-rsid="03e411c9"/>
    </style:style>
    <style:style style:name="P80" style:family="paragraph" style:parent-style-name="Capa_3a__20_identificações" style:master-page-name="TCC_20_Univás_3a__20_elementos_20_pré-textuais">
      <style:paragraph-properties style:page-number="auto"/>
    </style:style>
    <style:style style:name="P81" style:family="paragraph" style:parent-style-name="Listas_3a__20_titulos" style:master-page-name="TCC_20_Univás_3a__20_elementos_20_pré-textuais">
      <style:paragraph-properties style:page-number="1"/>
    </style:style>
    <style:style style:name="P82" style:family="paragraph" style:parent-style-name="Listas_3a__20_titulos" style:master-page-name="TCC_20_Univás_3a__20_elementos_20_pré-textuais">
      <style:paragraph-properties style:page-number="auto"/>
    </style:style>
    <style:style style:name="P83" style:family="paragraph" style:parent-style-name="Listas_3a__20_titulos" style:master-page-name="TCC_20_Univás_3a__20_elementos_20_pré-textuais">
      <style:paragraph-properties style:page-number="auto"/>
      <style:text-properties officeooo:rsid="00115706" officeooo:paragraph-rsid="00115706"/>
    </style:style>
    <style:style style:name="P84" style:family="paragraph" style:parent-style-name="Listas_3a__20_textos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85" style:family="paragraph" style:parent-style-name="Sumário_3a__20_título" style:master-page-name="TCC_20_Univás_3a__20_elementos_20_pré-textuais">
      <style:paragraph-properties style:page-number="auto"/>
    </style:style>
    <style:style style:name="P86" style:family="paragraph" style:parent-style-name="Sumário_3a__20_itens_20_nível_20_2">
      <style:paragraph-properties>
        <style:tab-stops>
          <style:tab-stop style:position="6.1028in" style:type="right" style:leader-style="dotted" style:leader-text="."/>
        </style:tab-stops>
      </style:paragraph-properties>
    </style:style>
    <style:style style:name="P87" style:family="paragraph" style:parent-style-name="Sumário_3a__20_itens_20_nível_20_1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88" style:family="paragraph" style:parent-style-name="Corpo_20_do_20_texto_3a__20_título_20__28_geral_29_" style:master-page-name="TCC_20_Univás_3a__20_elementos_20_textuais_20__28_sem_20_núm._20_pág._29_">
      <style:paragraph-properties style:page-number="auto"/>
    </style:style>
    <style:style style:name="P89" style:family="paragraph" style:parent-style-name="Corpo_20_do_20_texto_3a__20_título_20__28_geral_29_" style:master-page-name="TCC_20_Univás_3a__20_elementos_20_textuais_20__28_sem_20_núm._20_pág._29_">
      <style:paragraph-properties fo:text-align="center" style:justify-single-word="false" style:page-number="auto"/>
      <style:text-properties officeooo:rsid="00ba3833" officeooo:paragraph-rsid="0260b36e"/>
    </style:style>
    <style:style style:name="P90" style:family="paragraph" style:parent-style-name="Corpo_20_do_20_texto_3a__20_subtítulos_20_1">
      <style:text-properties officeooo:rsid="023468ea" officeooo:paragraph-rsid="023468ea"/>
    </style:style>
    <style:style style:name="P91" style:family="paragraph" style:parent-style-name="Corpo_20_do_20_texto_3a__20_subtítulos_20_1">
      <style:text-properties officeooo:rsid="0236af18" officeooo:paragraph-rsid="0236af18"/>
    </style:style>
    <style:style style:name="P92" style:family="paragraph" style:parent-style-name="Corpo_20_do_20_texto_3a__20_subtítulos_20_1">
      <style:text-properties officeooo:rsid="02482aef" officeooo:paragraph-rsid="02482aef"/>
    </style:style>
    <style:style style:name="P93" style:family="paragraph" style:parent-style-name="Corpo_20_do_20_texto_3a__20_subtítulos_20_1">
      <style:text-properties officeooo:rsid="024c8f23" officeooo:paragraph-rsid="024c8f23"/>
    </style:style>
    <style:style style:name="P94" style:family="paragraph" style:parent-style-name="Corpo_20_do_20_texto_3a__20_subtítulos_20_1">
      <style:text-properties officeooo:rsid="0253d980" officeooo:paragraph-rsid="0253d980"/>
    </style:style>
    <style:style style:name="P95" style:family="paragraph" style:parent-style-name="Corpo_20_do_20_texto_3a__20_subtítulos_20_1">
      <style:text-properties officeooo:rsid="02599eb7" officeooo:paragraph-rsid="02599eb7"/>
    </style:style>
    <style:style style:name="P96" style:family="paragraph" style:parent-style-name="Corpo_20_do_20_texto_3a__20_texto_20__28_geral_29_" style:list-style-name="L1"/>
    <style:style style:name="P97" style:family="paragraph" style:parent-style-name="Corpo_20_do_20_texto_3a__20_texto_20__28_geral_29_">
      <style:paragraph-properties fo:margin-left="0in" fo:margin-right="0in" fo:text-indent="0in" style:auto-text-indent="false"/>
    </style:style>
    <style:style style:name="P98" style:family="paragraph" style:parent-style-name="Corpo_20_do_20_texto_3a__20_texto_20__28_geral_29_">
      <style:paragraph-properties fo:margin-left="0in" fo:margin-right="0in" fo:text-indent="0in" style:auto-text-indent="false"/>
      <style:text-properties officeooo:paragraph-rsid="03eff6b1"/>
    </style:style>
    <style:style style:name="P99" style:family="paragraph" style:parent-style-name="Corpo_20_do_20_texto_3a__20_subtítulos_20_2">
      <style:text-properties officeooo:rsid="03b6ecd6" officeooo:paragraph-rsid="03b6ecd6"/>
    </style:style>
    <style:style style:name="P100" style:family="paragraph" style:parent-style-name="Corpo_20_do_20_texto_3a__20_subtítulos_20_2">
      <style:text-properties fo:language="pt" fo:country="BR" officeooo:rsid="03bb6480" officeooo:paragraph-rsid="03bb6480"/>
    </style:style>
    <style:style style:name="P101" style:family="paragraph" style:parent-style-name="Corpo_20_do_20_texto_3a__20_subtítulos_20_2">
      <style:text-properties officeooo:rsid="03bbad7c" officeooo:paragraph-rsid="03bbad7c"/>
    </style:style>
    <style:style style:name="P102" style:family="paragraph" style:parent-style-name="Corpo_20_do_20_texto_3a__20_subtítulos_20_2">
      <style:text-properties officeooo:rsid="025b3cad" officeooo:paragraph-rsid="025b3cad"/>
    </style:style>
    <style:style style:name="P103" style:family="paragraph" style:parent-style-name="Corpo_20_do_20_texto_3a__20_subtítulos_20_2">
      <style:text-properties officeooo:rsid="0260b36e" officeooo:paragraph-rsid="0260b36e"/>
    </style:style>
    <style:style style:name="P104" style:family="paragraph" style:parent-style-name="Corpo_20_do_20_texto_3a__20_subtítulos_20_2">
      <style:text-properties officeooo:rsid="03eff6b1" officeooo:paragraph-rsid="03eff6b1"/>
    </style:style>
    <style:style style:name="P105" style:family="paragraph" style:parent-style-name="Sumário_3a__20_itens_20_nível_20_3">
      <style:paragraph-properties>
        <style:tab-stops>
          <style:tab-stop style:position="5.8992in" style:type="right" style:leader-style="dotted" style:leader-text="."/>
        </style:tab-stops>
      </style:paragraph-properties>
    </style:style>
    <style:style style:name="P106" style:family="paragraph" style:parent-style-name="Corpo_20_do_20_texto_3a__20_subtítulos_20_3">
      <style:text-properties fo:language="en" fo:country="US"/>
    </style:style>
    <style:style style:name="P107" style:family="paragraph" style:parent-style-name="Corpo_20_do_20_texto_3a__20_subtítulos_20_3">
      <style:text-properties officeooo:rsid="03eff6b1" officeooo:paragraph-rsid="03eff6b1"/>
    </style:style>
    <style:style style:name="P108" style:family="paragraph" style:parent-style-name="Sumário_3a__20_itens_20_nível_20_4">
      <style:paragraph-properties>
        <style:tab-stops>
          <style:tab-stop style:position="5.6992in" style:type="right" style:leader-style="dotted" style:leader-text="."/>
        </style:tab-stops>
      </style:paragraph-properties>
    </style:style>
    <style:style style:name="T1" style:family="text">
      <style:text-properties officeooo:rsid="00021f69"/>
    </style:style>
    <style:style style:name="T2" style:family="text">
      <style:text-properties officeooo:rsid="0002215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21ac94a" style:font-style-asian="italic" style:font-style-complex="italic"/>
    </style:style>
    <style:style style:name="T5" style:family="text">
      <style:text-properties fo:font-style="italic" officeooo:rsid="039ea48e" style:font-style-asian="italic" style:font-style-complex="italic"/>
    </style:style>
    <style:style style:name="T6" style:family="text">
      <style:text-properties fo:font-style="italic" officeooo:rsid="0001fb11" style:font-style-asian="italic" style:font-style-complex="italic"/>
    </style:style>
    <style:style style:name="T7" style:family="text">
      <style:text-properties fo:font-style="italic" officeooo:rsid="0036d3f2" style:font-style-asian="italic" style:font-style-complex="italic"/>
    </style:style>
    <style:style style:name="T8" style:family="text">
      <style:text-properties fo:font-style="italic" officeooo:rsid="005d4283" style:font-style-asian="italic" style:font-style-complex="italic"/>
    </style:style>
    <style:style style:name="T9" style:family="text">
      <style:text-properties fo:font-style="italic" officeooo:rsid="006e155f" style:font-style-asian="italic" style:font-style-complex="italic"/>
    </style:style>
    <style:style style:name="T10" style:family="text">
      <style:text-properties fo:font-style="italic" officeooo:rsid="03d305f4" style:font-style-asian="italic" style:font-style-complex="italic"/>
    </style:style>
    <style:style style:name="T11" style:family="text">
      <style:text-properties fo:font-style="italic" officeooo:rsid="03e60f0e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4a2e81" style:font-style-asian="italic" style:font-weight-asian="normal" style:font-style-complex="italic" style:font-weight-complex="normal"/>
    </style:style>
    <style:style style:name="T14" style:family="text">
      <style:text-properties fo:language="pt" fo:country="BR" officeooo:rsid="033a6dbc"/>
    </style:style>
    <style:style style:name="T15" style:family="text">
      <style:text-properties fo:language="pt" fo:country="BR" fo:font-style="normal" officeooo:rsid="034b2981" style:font-style-asian="normal" style:font-style-complex="normal"/>
    </style:style>
    <style:style style:name="T16" style:family="text">
      <style:text-properties fo:language="pt" fo:country="BR" fo:font-style="normal" officeooo:rsid="03c7eb31" style:font-style-asian="normal" style:font-style-complex="normal"/>
    </style:style>
    <style:style style:name="T17" style:family="text">
      <style:text-properties fo:language="pt" fo:country="BR" officeooo:rsid="03c40176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fo:language="en" fo:country="US" fo:font-style="italic" officeooo:rsid="01abadbf" style:font-style-asian="italic" style:font-style-complex="italic"/>
    </style:style>
    <style:style style:name="T21" style:family="text">
      <style:text-properties fo:language="en" fo:country="US" fo:font-style="italic" officeooo:rsid="0067840a" style:font-style-asian="italic" style:font-style-complex="italic"/>
    </style:style>
    <style:style style:name="T22" style:family="text">
      <style:text-properties fo:language="en" fo:country="US" fo:font-style="italic" officeooo:rsid="008e95e1" style:font-style-asian="italic" style:font-style-complex="italic"/>
    </style:style>
    <style:style style:name="T23" style:family="text">
      <style:text-properties fo:language="en" fo:country="US" fo:font-style="italic" officeooo:rsid="034b2981" style:font-style-asian="italic" style:font-style-complex="italic"/>
    </style:style>
    <style:style style:name="T24" style:family="text">
      <style:text-properties fo:language="en" fo:country="US" fo:font-style="italic" officeooo:rsid="0001fb11" style:font-style-asian="italic" style:font-style-complex="italic"/>
    </style:style>
    <style:style style:name="T25" style:family="text">
      <style:text-properties fo:language="en" fo:country="US" fo:font-style="italic" officeooo:rsid="0036d3f2" style:font-style-asian="italic" style:font-style-complex="italic"/>
    </style:style>
    <style:style style:name="T26" style:family="text">
      <style:text-properties fo:language="en" fo:country="US" fo:font-style="italic" officeooo:rsid="005d4283" style:font-style-asian="italic" style:font-style-complex="italic"/>
    </style:style>
    <style:style style:name="T27" style:family="text">
      <style:text-properties fo:language="en" fo:country="US" fo:font-style="italic" officeooo:rsid="03bd3064" style:font-style-asian="italic" style:font-style-complex="italic"/>
    </style:style>
    <style:style style:name="T28" style:family="text">
      <style:text-properties fo:language="en" fo:country="US" fo:font-style="italic" officeooo:rsid="006e155f" style:font-style-asian="italic" style:font-style-complex="italic"/>
    </style:style>
    <style:style style:name="T29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language="en" fo:country="US" fo:font-style="normal" style:font-style-asian="normal" style:font-style-complex="normal"/>
    </style:style>
    <style:style style:name="T31" style:family="text">
      <style:text-properties fo:language="en" fo:country="US" fo:font-style="normal" officeooo:rsid="031a0715" style:font-style-asian="normal" style:font-style-complex="normal"/>
    </style:style>
    <style:style style:name="T32" style:family="text">
      <style:text-properties fo:language="en" fo:country="US" fo:font-style="normal" officeooo:rsid="034b2981" style:font-style-asian="normal" style:font-style-complex="normal"/>
    </style:style>
    <style:style style:name="T33" style:family="text">
      <style:text-properties fo:language="en" fo:country="US" fo:font-style="normal" officeooo:rsid="03bd3064" style:font-style-asian="normal" style:font-style-complex="normal"/>
    </style:style>
    <style:style style:name="T34" style:family="text">
      <style:text-properties fo:language="en" fo:country="US" fo:font-style="normal" officeooo:rsid="03c7eb31" style:font-style-asian="normal" style:font-style-complex="normal"/>
    </style:style>
    <style:style style:name="T35" style:family="text">
      <style:text-properties fo:language="en" fo:country="US" fo:font-style="normal" fo:font-weight="normal" officeooo:rsid="01013423" style:font-style-asian="normal" style:font-weight-asian="normal" style:font-style-complex="normal" style:font-weight-complex="normal"/>
    </style:style>
    <style:style style:name="T36" style:family="text">
      <style:text-properties fo:language="en" fo:country="US" fo:font-style="normal" fo:font-weight="normal" officeooo:rsid="0168563c" style:font-style-asian="normal" style:font-weight-asian="normal" style:font-style-complex="normal" style:font-weight-complex="normal"/>
    </style:style>
    <style:style style:name="T37" style:family="text">
      <style:text-properties fo:language="en" fo:country="US" fo:font-style="normal" fo:font-weight="normal" officeooo:rsid="01687781" style:font-style-asian="normal" style:font-weight-asian="normal" style:font-style-complex="normal" style:font-weight-complex="normal"/>
    </style:style>
    <style:style style:name="T38" style:family="text">
      <style:text-properties fo:language="en" fo:country="US" fo:font-style="normal" fo:font-weight="bold" officeooo:rsid="0168563c" style:font-style-asian="normal" style:font-weight-asian="bold" style:font-style-complex="normal" style:font-weight-complex="bold"/>
    </style:style>
    <style:style style:name="T39" style:family="text">
      <style:text-properties fo:language="en" fo:country="US" officeooo:rsid="01abadbf"/>
    </style:style>
    <style:style style:name="T40" style:family="text">
      <style:text-properties fo:language="en" fo:country="US" officeooo:rsid="033a6dbc"/>
    </style:style>
    <style:style style:name="T41" style:family="text">
      <style:text-properties fo:language="en" fo:country="US" fo:font-weight="bold" style:font-weight-asian="bold" style:font-weight-complex="bold"/>
    </style:style>
    <style:style style:name="T42" style:family="text">
      <style:text-properties fo:language="en" fo:country="US" fo:font-weight="bold" officeooo:rsid="0042aec8" style:font-weight-asian="bold" style:font-weight-complex="bold"/>
    </style:style>
    <style:style style:name="T43" style:family="text">
      <style:text-properties fo:language="en" fo:country="US" fo:font-weight="bold" officeooo:rsid="005a18a6" style:font-weight-asian="bold" style:font-weight-complex="bold"/>
    </style:style>
    <style:style style:name="T44" style:family="text">
      <style:text-properties fo:language="en" fo:country="US" fo:font-weight="bold" officeooo:rsid="03519071" style:font-weight-asian="bold" style:font-weight-complex="bold"/>
    </style:style>
    <style:style style:name="T45" style:family="text">
      <style:text-properties fo:language="en" fo:country="US" fo:font-weight="normal" style:font-weight-asian="normal" style:font-weight-complex="normal"/>
    </style:style>
    <style:style style:name="T46" style:family="text">
      <style:text-properties fo:language="en" fo:country="US" officeooo:rsid="0176ff3f"/>
    </style:style>
    <style:style style:name="T47" style:family="text">
      <style:text-properties fo:language="en" fo:country="US" officeooo:rsid="0026b286"/>
    </style:style>
    <style:style style:name="T48" style:family="text">
      <style:text-properties fo:language="en" fo:country="US" officeooo:rsid="002523bf"/>
    </style:style>
    <style:style style:name="T49" style:family="text">
      <style:text-properties fo:language="en" fo:country="US" officeooo:rsid="00333b8c"/>
    </style:style>
    <style:style style:name="T50" style:family="text">
      <style:text-properties fo:language="en" fo:country="US" officeooo:rsid="002b9be1"/>
    </style:style>
    <style:style style:name="T51" style:family="text">
      <style:text-properties fo:language="en" fo:country="US" officeooo:rsid="0047faa0"/>
    </style:style>
    <style:style style:name="T52" style:family="text">
      <style:text-properties fo:language="en" fo:country="US" officeooo:rsid="002fd755"/>
    </style:style>
    <style:style style:name="T53" style:family="text">
      <style:text-properties fo:language="en" fo:country="US" officeooo:rsid="0036d3f2"/>
    </style:style>
    <style:style style:name="T54" style:family="text">
      <style:text-properties fo:language="en" fo:country="US" officeooo:rsid="003cfbe2"/>
    </style:style>
    <style:style style:name="T55" style:family="text">
      <style:text-properties fo:language="en" fo:country="US" officeooo:rsid="005d4283"/>
    </style:style>
    <style:style style:name="T56" style:family="text">
      <style:text-properties fo:language="en" fo:country="US" officeooo:rsid="006e155f"/>
    </style:style>
    <style:style style:name="T57" style:family="text">
      <style:text-properties fo:language="en" fo:country="US" officeooo:rsid="03519071"/>
    </style:style>
    <style:style style:name="T58" style:family="text">
      <style:text-properties fo:language="en" fo:country="US" officeooo:rsid="03eff6b1"/>
    </style:style>
    <style:style style:name="T59" style:family="text">
      <style:text-properties fo:font-style="normal" style:font-style-asian="normal" style:font-style-complex="normal"/>
    </style:style>
    <style:style style:name="T60" style:family="text">
      <style:text-properties fo:font-style="normal" officeooo:rsid="021ac94a" style:font-style-asian="normal" style:font-style-complex="normal"/>
    </style:style>
    <style:style style:name="T61" style:family="text">
      <style:text-properties fo:font-style="normal" officeooo:rsid="039ea48e" style:font-style-asian="normal" style:font-style-complex="normal"/>
    </style:style>
    <style:style style:name="T62" style:family="text">
      <style:text-properties fo:font-style="normal" officeooo:rsid="03bd3064" style:font-style-asian="normal" style:font-style-complex="normal"/>
    </style:style>
    <style:style style:name="T63" style:family="text">
      <style:text-properties fo:font-style="normal" officeooo:rsid="03d305f4" style:font-style-asian="normal" style:font-style-complex="normal"/>
    </style:style>
    <style:style style:name="T64" style:family="text">
      <style:text-properties fo:font-style="normal" officeooo:rsid="03df5549" style:font-style-asian="normal" style:font-style-complex="normal"/>
    </style:style>
    <style:style style:name="T65" style:family="text">
      <style:text-properties fo:font-style="normal" officeooo:rsid="0001fb11" style:font-style-asian="normal" style:font-style-complex="normal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11b3dd7" style:font-weight-asian="bold" style:font-weight-complex="bold"/>
    </style:style>
    <style:style style:name="T68" style:family="text">
      <style:text-properties fo:font-weight="bold" officeooo:rsid="02742a23" style:font-weight-asian="bold" style:font-weight-complex="bold"/>
    </style:style>
    <style:style style:name="T69" style:family="text">
      <style:text-properties fo:font-weight="bold" officeooo:rsid="027acdce" style:font-weight-asian="bold" style:font-weight-complex="bold"/>
    </style:style>
    <style:style style:name="T70" style:family="text">
      <style:text-properties fo:font-weight="bold" officeooo:rsid="02f43337" style:font-weight-asian="bold" style:font-weight-complex="bold"/>
    </style:style>
    <style:style style:name="T71" style:family="text">
      <style:text-properties fo:font-weight="bold" officeooo:rsid="034f025e" style:font-weight-asian="bold" style:font-weight-complex="bold"/>
    </style:style>
    <style:style style:name="T72" style:family="text">
      <style:text-properties fo:font-weight="bold" officeooo:rsid="03adbac3" style:font-weight-asian="bold" style:font-weight-complex="bold"/>
    </style:style>
    <style:style style:name="T73" style:family="text">
      <style:text-properties fo:font-weight="bold" officeooo:rsid="03d99d0c" style:font-weight-asian="bold" style:font-weight-complex="bold"/>
    </style:style>
    <style:style style:name="T74" style:family="text">
      <style:text-properties fo:font-weight="bold" officeooo:rsid="03ad68d2" style:font-weight-asian="bold" style:font-weight-complex="bold"/>
    </style:style>
    <style:style style:name="T75" style:family="text">
      <style:text-properties fo:font-weight="bold" officeooo:rsid="039f5489" style:font-weight-asian="bold" style:font-weight-complex="bold"/>
    </style:style>
    <style:style style:name="T76" style:family="text">
      <style:text-properties fo:font-weight="bold" officeooo:rsid="03519071" style:font-weight-asian="bold" style:font-weight-complex="bold"/>
    </style:style>
    <style:style style:name="T77" style:family="text">
      <style:text-properties fo:font-weight="normal" style:font-weight-asian="normal" style:font-weight-complex="normal"/>
    </style:style>
    <style:style style:name="T78" style:family="text">
      <style:text-properties fo:font-weight="normal" officeooo:rsid="01799400" style:font-weight-asian="normal" style:font-weight-complex="normal"/>
    </style:style>
    <style:style style:name="T79" style:family="text">
      <style:text-properties fo:font-weight="normal" officeooo:rsid="02742a23" style:font-weight-asian="normal" style:font-weight-complex="normal"/>
    </style:style>
    <style:style style:name="T80" style:family="text">
      <style:text-properties fo:font-weight="normal" officeooo:rsid="00486af1" style:font-weight-asian="normal" style:font-weight-complex="normal"/>
    </style:style>
    <style:style style:name="T81" style:family="text">
      <style:text-properties fo:font-weight="normal" officeooo:rsid="004a2e81" style:font-weight-asian="normal" style:font-weight-complex="normal"/>
    </style:style>
    <style:style style:name="T82" style:family="text">
      <style:text-properties fo:font-weight="normal" officeooo:rsid="0082508a" style:font-weight-asian="normal" style:font-weight-complex="normal"/>
    </style:style>
    <style:style style:name="T83" style:family="text">
      <style:text-properties fo:font-weight="normal" officeooo:rsid="004b2eb2" style:font-weight-asian="normal" style:font-weight-complex="normal"/>
    </style:style>
    <style:style style:name="T84" style:family="text">
      <style:text-properties fo:font-weight="normal" officeooo:rsid="004c1fc3" style:font-weight-asian="normal" style:font-weight-complex="normal"/>
    </style:style>
    <style:style style:name="T85" style:family="text">
      <style:text-properties fo:font-weight="normal" officeooo:rsid="004fb274" style:font-weight-asian="normal" style:font-weight-complex="normal"/>
    </style:style>
    <style:style style:name="T86" style:family="text">
      <style:text-properties fo:font-weight="normal" officeooo:rsid="0051c595" style:font-weight-asian="normal" style:font-weight-complex="normal"/>
    </style:style>
    <style:style style:name="T87" style:family="text">
      <style:text-properties fo:font-weight="normal" officeooo:rsid="0087622c" style:font-weight-asian="normal" style:font-weight-complex="normal"/>
    </style:style>
    <style:style style:name="T88" style:family="text">
      <style:text-properties fo:font-weight="normal" officeooo:rsid="00832e08" style:font-weight-asian="normal" style:font-weight-complex="normal"/>
    </style:style>
    <style:style style:name="T89" style:family="text">
      <style:text-properties fo:font-weight="normal" officeooo:rsid="00860386" style:font-weight-asian="normal" style:font-weight-complex="normal"/>
    </style:style>
    <style:style style:name="T90" style:family="text">
      <style:text-properties fo:font-weight="normal" officeooo:rsid="0088a73f" style:font-weight-asian="normal" style:font-weight-complex="normal"/>
    </style:style>
    <style:style style:name="T91" style:family="text">
      <style:text-properties fo:font-weight="normal" officeooo:rsid="005037cc" style:font-weight-asian="normal" style:font-weight-complex="normal"/>
    </style:style>
    <style:style style:name="T92" style:family="text">
      <style:text-properties fo:font-weight="normal" officeooo:rsid="008e8247" style:font-weight-asian="normal" style:font-weight-complex="normal"/>
    </style:style>
    <style:style style:name="T93" style:family="text">
      <style:text-properties fo:font-weight="normal" officeooo:rsid="008d0cec" style:font-weight-asian="normal" style:font-weight-complex="normal"/>
    </style:style>
    <style:style style:name="T94" style:family="text">
      <style:text-properties fo:font-weight="normal" officeooo:rsid="03adbac3" style:font-weight-asian="normal" style:font-weight-complex="normal"/>
    </style:style>
    <style:style style:name="T95" style:family="text">
      <style:text-properties fo:font-weight="normal" officeooo:rsid="03b09af6" style:font-weight-asian="normal" style:font-weight-complex="normal"/>
    </style:style>
    <style:style style:name="T96" style:family="text">
      <style:text-properties fo:font-weight="normal" officeooo:rsid="03d99d0c" style:font-weight-asian="normal" style:font-weight-complex="normal"/>
    </style:style>
    <style:style style:name="T97" style:family="text">
      <style:text-properties fo:font-weight="normal" officeooo:rsid="03ad68d2" style:font-weight-asian="normal" style:font-weight-complex="normal"/>
    </style:style>
    <style:style style:name="T98" style:family="text">
      <style:text-properties fo:font-weight="normal" officeooo:rsid="039f5489" style:font-weight-asian="normal" style:font-weight-complex="normal"/>
    </style:style>
    <style:style style:name="T99" style:family="text">
      <style:text-properties fo:font-weight="normal" officeooo:rsid="03af2464" style:font-weight-asian="normal" style:font-weight-complex="normal"/>
    </style:style>
    <style:style style:name="T100" style:family="text">
      <style:text-properties officeooo:rsid="011b3dd7"/>
    </style:style>
    <style:style style:name="T101" style:family="text">
      <style:text-properties officeooo:rsid="016b36c7"/>
    </style:style>
    <style:style style:name="T102" style:family="text">
      <style:text-properties officeooo:rsid="017b6cfb"/>
    </style:style>
    <style:style style:name="T103" style:family="text">
      <style:text-properties officeooo:rsid="017dde25"/>
    </style:style>
    <style:style style:name="T104" style:family="text">
      <style:text-properties style:font-name="Times New Roman1" fo:font-size="10pt" style:font-size-asian="10pt" style:font-size-complex="10pt"/>
    </style:style>
    <style:style style:name="T105" style:family="text">
      <style:text-properties style:font-name="Times New Roman1" fo:font-size="10pt" officeooo:rsid="0029f2da" style:font-size-asian="10pt" style:font-size-complex="10pt"/>
    </style:style>
    <style:style style:name="T106" style:family="text">
      <style:text-properties style:font-name="Times New Roman1" fo:font-size="11pt" style:font-size-asian="11pt" style:font-size-complex="11pt"/>
    </style:style>
    <style:style style:name="T107" style:family="text">
      <style:text-properties style:font-name="Times New Roman1" fo:font-size="11pt" fo:font-style="italic" style:font-size-asian="11pt" style:font-style-asian="italic" style:font-size-complex="11pt" style:font-style-complex="italic"/>
    </style:style>
    <style:style style:name="T108" style:family="text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109" style:family="text">
      <style:text-properties officeooo:rsid="002753fc"/>
    </style:style>
    <style:style style:name="T110" style:family="text">
      <style:text-properties officeooo:rsid="034b2981"/>
    </style:style>
    <style:style style:name="T111" style:family="text">
      <style:text-properties officeooo:rsid="00289a9b"/>
    </style:style>
    <style:style style:name="T112" style:family="text">
      <style:text-properties officeooo:rsid="02647621"/>
    </style:style>
    <style:style style:name="T113" style:family="text">
      <style:text-properties officeooo:rsid="02742a23"/>
    </style:style>
    <style:style style:name="T114" style:family="text">
      <style:text-properties officeooo:rsid="027acdce"/>
    </style:style>
    <style:style style:name="T115" style:family="text">
      <style:text-properties officeooo:rsid="02f43337"/>
    </style:style>
    <style:style style:name="T116" style:family="text">
      <style:text-properties officeooo:rsid="0350696e"/>
    </style:style>
    <style:style style:name="T117" style:family="text">
      <style:text-properties officeooo:rsid="0397218b"/>
    </style:style>
    <style:style style:name="T118" style:family="text">
      <style:text-properties officeooo:rsid="03995c8d"/>
    </style:style>
    <style:style style:name="T119" style:family="text">
      <style:text-properties officeooo:rsid="0000347e"/>
    </style:style>
    <style:style style:name="T120" style:family="text">
      <style:text-properties officeooo:rsid="03a35d4f"/>
    </style:style>
    <style:style style:name="T121" style:family="text">
      <style:text-properties fo:color="#800000" fo:font-weight="bold" officeooo:rsid="0051c595" style:font-weight-asian="bold" style:font-weight-complex="bold"/>
    </style:style>
    <style:style style:name="T122" style:family="text">
      <style:text-properties fo:color="#800000" fo:font-weight="bold" officeooo:rsid="0052ec90" style:font-weight-asian="bold" style:font-weight-complex="bold"/>
    </style:style>
    <style:style style:name="T123" style:family="text">
      <style:text-properties fo:color="#800000" fo:font-weight="bold" officeooo:rsid="0054aeca" style:font-weight-asian="bold" style:font-weight-complex="bold"/>
    </style:style>
    <style:style style:name="T124" style:family="text">
      <style:text-properties fo:color="#800000" fo:font-style="normal" fo:font-weight="bold" officeooo:rsid="03d305f4" style:font-style-asian="normal" style:font-weight-asian="bold" style:font-style-complex="normal" style:font-weight-complex="bold"/>
    </style:style>
    <style:style style:name="T125" style:family="text">
      <style:text-properties officeooo:rsid="0004b343"/>
    </style:style>
    <style:style style:name="T126" style:family="text">
      <style:text-properties officeooo:rsid="0001fb11"/>
    </style:style>
    <style:style style:name="T127" style:family="text">
      <style:text-properties fo:font-size="8pt" fo:font-style="italic" officeooo:rsid="03b47a61" style:font-size-asian="8pt" style:font-style-asian="italic" style:font-size-complex="8pt" style:font-style-complex="italic"/>
    </style:style>
    <style:style style:name="T128" style:family="text">
      <style:text-properties fo:font-size="8pt" fo:font-style="normal" officeooo:rsid="0003a5ca" style:font-size-asian="8pt" style:font-style-asian="normal" style:font-size-complex="8pt" style:font-style-complex="normal"/>
    </style:style>
    <style:style style:name="T129" style:family="text">
      <style:text-properties fo:font-variant="normal" fo:text-transform="none" fo:color="#222222" style:font-name="Times New Roman1" fo:font-size="8pt" fo:letter-spacing="normal" fo:font-style="normal" fo:font-weight="normal" style:font-size-asian="8pt" style:font-size-complex="8pt"/>
    </style:style>
    <style:style style:name="T130" style:family="text">
      <style:text-properties fo:font-variant="normal" fo:text-transform="none" fo:color="#222222" style:font-name="Times New Roman1" fo:font-size="8pt" fo:letter-spacing="normal" fo:font-style="normal" fo:font-weight="normal" officeooo:rsid="03b47a61" style:font-size-asian="8pt" style:font-size-complex="8pt"/>
    </style:style>
    <style:style style:name="T131" style:family="text">
      <style:text-properties fo:font-variant="normal" fo:text-transform="none" fo:color="#222222" style:font-name="Times New Roman1" fo:font-size="8pt" fo:letter-spacing="normal" fo:font-style="normal" fo:font-weight="normal" officeooo:rsid="03b5f347" style:font-size-asian="8pt" style:font-size-complex="8pt"/>
    </style:style>
    <style:style style:name="T132" style:family="text">
      <style:text-properties fo:font-variant="normal" fo:text-transform="none" fo:color="#222222" style:font-name="Times New Roman1" fo:font-size="12pt" fo:letter-spacing="normal" fo:font-style="normal" fo:font-weight="normal" style:font-size-asian="12pt" style:font-size-complex="12pt"/>
    </style:style>
    <style:style style:name="T133" style:family="text">
      <style:text-properties fo:font-variant="normal" fo:text-transform="none" fo:color="#222222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T134" style:family="text">
      <style:text-properties fo:font-variant="normal" fo:text-transform="none" fo:color="#222222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T135" style:family="text">
      <style:text-properties officeooo:rsid="03b01eb4"/>
    </style:style>
    <style:style style:name="T136" style:family="text">
      <style:text-properties officeooo:rsid="0071aa66"/>
    </style:style>
    <style:style style:name="T137" style:family="text">
      <style:text-properties officeooo:rsid="00206ede"/>
    </style:style>
    <style:style style:name="T138" style:family="text">
      <style:text-properties officeooo:rsid="002fd755"/>
    </style:style>
    <style:style style:name="T139" style:family="text">
      <style:text-properties officeooo:rsid="002523bf"/>
    </style:style>
    <style:style style:name="T140" style:family="text">
      <style:text-properties officeooo:rsid="0026b286"/>
    </style:style>
    <style:style style:name="T141" style:family="text">
      <style:text-properties officeooo:rsid="002b9be1"/>
    </style:style>
    <style:style style:name="T142" style:family="text">
      <style:text-properties officeooo:rsid="0036d3f2"/>
    </style:style>
    <style:style style:name="T143" style:family="text">
      <style:text-properties officeooo:rsid="00406bae"/>
    </style:style>
    <style:style style:name="T144" style:family="text">
      <style:text-properties officeooo:rsid="00415ccb"/>
    </style:style>
    <style:style style:name="T145" style:family="text">
      <style:text-properties officeooo:rsid="0044056b"/>
    </style:style>
    <style:style style:name="T146" style:family="text">
      <style:text-properties officeooo:rsid="003cfbe2"/>
    </style:style>
    <style:style style:name="T147" style:family="text">
      <style:text-properties officeooo:rsid="0059fcf8"/>
    </style:style>
    <style:style style:name="T148" style:family="text">
      <style:text-properties officeooo:rsid="005d4283"/>
    </style:style>
    <style:style style:name="T149" style:family="text">
      <style:text-properties officeooo:rsid="006e155f"/>
    </style:style>
    <style:style style:name="T150" style:family="text">
      <style:text-properties officeooo:rsid="03c40176"/>
    </style:style>
    <style:style style:name="T151" style:family="text">
      <style:text-properties officeooo:rsid="03c4d3c5"/>
    </style:style>
    <style:style style:name="T152" style:family="text">
      <style:text-properties officeooo:rsid="03c67614"/>
    </style:style>
    <style:style style:name="T153" style:family="text">
      <style:text-properties officeooo:rsid="03c753bc"/>
    </style:style>
    <style:style style:name="T154" style:family="text">
      <style:text-properties officeooo:rsid="03c7eb31"/>
    </style:style>
    <style:style style:name="T155" style:family="text">
      <style:text-properties officeooo:rsid="03c98bc6"/>
    </style:style>
    <style:style style:name="T156" style:family="text">
      <style:text-properties officeooo:rsid="03cbbce5"/>
    </style:style>
    <style:style style:name="T157" style:family="text">
      <style:text-properties officeooo:rsid="03cd0c65"/>
    </style:style>
    <style:style style:name="T158" style:family="text">
      <style:text-properties officeooo:rsid="03cdcd00"/>
    </style:style>
    <style:style style:name="T159" style:family="text">
      <style:text-properties officeooo:rsid="03cdd172"/>
    </style:style>
    <style:style style:name="T160" style:family="text">
      <style:text-properties officeooo:rsid="03cfbe1f"/>
    </style:style>
    <style:style style:name="T161" style:family="text">
      <style:text-properties officeooo:rsid="03d43fcd"/>
    </style:style>
    <style:style style:name="T162" style:family="text">
      <style:text-properties officeooo:rsid="03d4b622"/>
    </style:style>
    <style:style style:name="T163" style:family="text">
      <style:text-properties officeooo:rsid="03d51751"/>
    </style:style>
    <style:style style:name="T164" style:family="text">
      <style:text-properties officeooo:rsid="03d5c361"/>
    </style:style>
    <style:style style:name="T165" style:family="text">
      <style:text-properties officeooo:rsid="03d67298"/>
    </style:style>
    <style:style style:name="T166" style:family="text">
      <style:text-properties officeooo:rsid="03d9b052"/>
    </style:style>
    <style:style style:name="T167" style:family="text">
      <style:text-properties officeooo:rsid="03dacbac"/>
    </style:style>
    <style:style style:name="T168" style:family="text">
      <style:text-properties officeooo:rsid="03dc708f"/>
    </style:style>
    <style:style style:name="T169" style:family="text">
      <style:text-properties officeooo:rsid="03e1886a"/>
    </style:style>
    <style:style style:name="T170" style:family="text">
      <style:text-properties officeooo:rsid="03adbac3"/>
    </style:style>
    <style:style style:name="T171" style:family="text">
      <style:text-properties officeooo:rsid="03d81786"/>
    </style:style>
    <style:style style:name="T172" style:family="text">
      <style:text-properties officeooo:rsid="03d99d0c"/>
    </style:style>
    <style:style style:name="T173" style:family="text">
      <style:text-properties fo:text-transform="uppercase" officeooo:rsid="03d99d0c" style:font-size-asian="10.5pt"/>
    </style:style>
    <style:style style:name="T174" style:family="text">
      <style:text-properties officeooo:rsid="03ad68d2"/>
    </style:style>
    <style:style style:name="T175" style:family="text">
      <style:text-properties officeooo:rsid="039f5489"/>
    </style:style>
    <style:style style:name="T176" style:family="text">
      <style:text-properties officeooo:rsid="03519071"/>
    </style:style>
    <style:style style:name="T177" style:family="text">
      <style:text-properties officeooo:rsid="03d517e7"/>
    </style:style>
    <style:style style:name="T178" style:family="text">
      <style:text-properties officeooo:rsid="03b24ee6"/>
    </style:style>
    <style:style style:name="T179" style:family="text">
      <style:text-properties officeooo:rsid="03e5073d"/>
    </style:style>
    <style:style style:name="T180" style:family="text">
      <style:text-properties officeooo:rsid="03e7e91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02in" svg:stroke-color="#000000" svg:stroke-opacity="100%" draw:stroke-linejoin="round" draw:fill="non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Felipe <text:span text:style-name="T1">rodrigues do prado</text:span></text:p>
      <text:p text:style-name="Capa_3a__20_identificações"><text:span text:style-name="T2">João</text:span> paulo nakajima pereira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P2"/>
      <text:p text:style-name="P2"/>
      <text:p text:style-name="Capa_3a__20_identificações"/>
      <text:p text:style-name="P71">Desenvolvimento modular de software <text:span text:style-name="T179">utilizando</text:span> <text:span text:style-name="T18">osgi</text:span>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>Universidade do vale do sapucaí</text:p>
      <text:p text:style-name="Capa_3a__20_identificações">Pouso Alegre</text:p>
      <text:p text:style-name="Capa_3a__20_identificações">2015</text:p>
      <text:illustration-index text:style-name="Sect1" text:name="Índice de figuras1">
        <text:illustration-index-source text:caption-sequence-name="Illustration" text:caption-sequence-format="text">
          <text:index-title-template text:style-name="Listas_3a__20_titulos">Lista de figuras</text:index-title-template>
          <text:illustration-index-entry-template text:style-name="Listas_3a__20_textos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figuras1_Head">
            <text:p text:style-name="P81">Lista de figuras</text:p>
          </text:index-title>
        </text:index-body>
      </text:illustration-index>
      <text:p text:style-name="P1"/>
      <text:table-index text:style-name="Sect1" text:name="Índice de tabelas1">
        <text:table-index-source text:caption-sequence-name="Table" text:caption-sequence-format="text">
          <text:index-title-template text:style-name="Listas_3a__20_titulos">Lista de tabelas</text:index-title-template>
          <text:table-index-entry-template text:style-name="Listas_3a__20_textos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elas1_Head">
            <text:p text:style-name="P82">Lista de tabelas</text:p>
          </text:index-title>
          <text:p text:style-name="P84">Tabela 1 - Orçamento do projeto<text:tab/>14</text:p>
          <text:p text:style-name="P84">Tabela 2 - Cronograma do Primeiro Semestre de 2015<text:tab/>16</text:p>
          <text:p text:style-name="P84">Tabela 3 - Cronograma do Segundo Semestre de 2015<text:tab/>16</text:p>
        </text:index-body>
      </text:table-index>
      <text:p text:style-name="P49"/>
      <text:p text:style-name="P83">Lista de abreviaturas e siglas</text:p>
      <text:p text:style-name="P3">API<text:tab/><text:tab/><text:span text:style-name="T19">Application</text:span><text:span text:style-name="T3"> </text:span><text:span text:style-name="T19">Programming</text:span><text:span text:style-name="T3"> Interface</text:span></text:p>
      <text:p text:style-name="P3"><text:span text:style-name="T60">BSD</text:span><text:span text:style-name="T4"> <text:tab/><text:tab/></text:span><text:span text:style-name="T12">Berkeley Software </text:span><text:span text:style-name="T29">Distribution</text:span></text:p>
      <text:p text:style-name="P3">CSS<text:tab/><text:tab/><text:span text:style-name="T19">Cascading</text:span><text:span text:style-name="T3"> </text:span><text:span text:style-name="T19">Style</text:span><text:span text:style-name="T3"> </text:span><text:span text:style-name="T19">Sheet</text:span></text:p>
      <text:p text:style-name="P3">EJB<text:tab/><text:tab/><text:span text:style-name="T19">Enterprise</text:span><text:span text:style-name="T3"> </text:span><text:span text:style-name="T19">JavaBeans</text:span></text:p>
      <text:p text:style-name="P3"><text:span text:style-name="T18">HTML<text:tab/><text:tab/></text:span><text:span text:style-name="T19">H</text:span><text:span text:style-name="T22">y</text:span><text:span text:style-name="T19">perText Markup Language</text:span></text:p>
      <text:p text:style-name="P3"><text:span text:style-name="T18">ICC<text:tab/><text:tab/></text:span><text:span text:style-name="T30">Inatel</text:span><text:span text:style-name="T19"> Competence Center</text:span></text:p>
      <text:p text:style-name="P5"><text:span text:style-name="T18">IDE<text:tab/><text:tab/></text:span><text:span text:style-name="T21">Integrated Development Environment</text:span></text:p>
      <text:p text:style-name="P3"><text:span text:style-name="T18">IoT<text:tab/><text:tab/></text:span><text:span text:style-name="T19">Internet of Things</text:span></text:p>
      <text:p text:style-name="P3"><text:span text:style-name="T30">JDBC<text:tab/><text:tab/>Java </text:span><text:span text:style-name="T19">Database Connectivity</text:span></text:p>
      <text:p text:style-name="P3"><text:span text:style-name="T31">JEE<text:tab/><text:tab/></text:span><text:span text:style-name="T30">Java</text:span><text:span text:style-name="T19"> Platform, Enterprise Edition.</text:span></text:p>
      <text:p text:style-name="P3">JMS<text:tab/><text:tab/>Java <text:span text:style-name="T19">Message</text:span><text:span text:style-name="T3"> </text:span><text:span text:style-name="T19">Service</text:span></text:p>
      <text:p text:style-name="P3">JPA<text:tab/><text:tab/>Java <text:span text:style-name="T19">Persistence</text:span><text:span text:style-name="T3"> </text:span>API</text:p>
      <text:p text:style-name="P3">JVM<text:tab/><text:tab/>Java <text:span text:style-name="T3">Virtual Machine</text:span></text:p>
      <text:p text:style-name="P3">NTT<text:tab/><text:tab/><text:span text:style-name="T19">Nippon</text:span><text:span text:style-name="T3"> </text:span><text:span text:style-name="T19">Telegraph</text:span><text:span text:style-name="T3"> </text:span><text:span text:style-name="T19">and</text:span><text:span text:style-name="T3"> </text:span><text:span text:style-name="T19">Telephone</text:span></text:p>
      <text:p text:style-name="P3">OSGi<text:tab/><text:tab/><text:span text:style-name="T19">Open</text:span><text:span text:style-name="T3"> </text:span><text:span text:style-name="T19">Services</text:span><text:span text:style-name="T3"> </text:span><text:span text:style-name="T19">Gateway</text:span><text:span text:style-name="T3"> </text:span><text:span text:style-name="T20">initiative</text:span></text:p>
      <text:p text:style-name="P3"><text:span text:style-name="T39">S</text:span><text:span text:style-name="T18">ENAC<text:tab/></text:span><text:span text:style-name="T14">Serviço</text:span><text:span text:style-name="T40"> </text:span><text:span text:style-name="T14">Nacional</text:span><text:span text:style-name="T40"> </text:span><text:span text:style-name="T14">de</text:span><text:span text:style-name="T40"> </text:span><text:span text:style-name="T14">Aprendizagem</text:span><text:span text:style-name="T40"> </text:span><text:span text:style-name="T14">Comercial</text:span></text:p>
      <text:p text:style-name="P3">SQL<text:tab/><text:tab/><text:span text:style-name="T19">Structured</text:span><text:span text:style-name="T3"> </text:span><text:span text:style-name="T19">Query</text:span><text:span text:style-name="T3"> </text:span><text:span text:style-name="T19">Language</text:span></text:p>
      <text:p text:style-name="P3">SRA<text:tab/><text:tab/><text:span text:style-name="T19">Systems</text:span><text:span text:style-name="T3"> </text:span><text:span text:style-name="T19">Research</text:span><text:span text:style-name="T3"> </text:span><text:span text:style-name="T19">and</text:span><text:span text:style-name="T3"> </text:span><text:span text:style-name="T19">Applications</text:span><text:span text:style-name="T3"> Corporation</text:span></text:p>
      <text:p text:style-name="P3"><text:span text:style-name="T65">TDC</text:span><text:span text:style-name="T6"><text:tab/><text:tab/>The </text:span><text:span text:style-name="T24">Developers</text:span><text:span text:style-name="T6"> </text:span><text:span text:style-name="T24">Conference</text:span></text:p>
      <text:p text:style-name="P3">UNIFEI<text:tab/>Universidade Federal de Itajubá</text:p>
      <text:p text:style-name="P3">UNIVAS<text:tab/>Universidade do Vale do Sapucaí</text:p>
      <text:p text:style-name="P3">XHTML<text:tab/><text:span text:style-name="T19">Extensible</text:span><text:span text:style-name="T3"> HyperText </text:span><text:span text:style-name="T19">Markup</text:span><text:span text:style-name="T3"> </text:span><text:span text:style-name="T19">Language</text:span></text:p>
      <text:p text:style-name="P3">XML<text:tab/><text:tab/><text:span text:style-name="T19">Extensible</text:span><text:span text:style-name="T3"> </text:span><text:span text:style-name="T19">Markup</text:span><text:span text:style-name="T3"> </text:span><text:span text:style-name="T19">Language</text:span></text:p>
      <text:p text:style-name="P3"><text:span text:style-name="T18">W3C<text:tab/><text:tab/></text:span><text:span text:style-name="T19">World Wide Web Consortium</text:span></text:p>
      <text:table-of-content text:style-name="Sect1" text:name="Índice1">
        <text:table-of-content-source text:outline-level="10">
          <text:index-title-template text:style-name="Sumário_3a__20_título">Sumário</text:index-title-template>
          <text:table-of-content-entry-template text:outline-level="1" text:style-name="Sumário_3a__20_itens_20_nível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umário_3a__20_itens_20_nível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umário_3a__20_itens_20_nível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Sumário_3a__20_itens_20_nível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85">Sumário</text:p>
          </text:index-title>
          <text:p text:style-name="P87"><text:a xlink:type="simple" xlink:href="#__RefHeading__5033_361370671" text:style-name="Index_20_Link" text:visited-style-name="Index_20_Link"><text:s/>1 Quadro metodológico<text:tab/>5</text:a></text:p>
          <text:p text:style-name="P86"><text:a xlink:type="simple" xlink:href="#__RefHeading__7369_1902537627" text:style-name="Index_20_Link" text:visited-style-name="Index_20_Link"><text:s/>1.1 Tipo de pesquisa<text:tab/>5</text:a></text:p>
          <text:p text:style-name="P86"><text:a xlink:type="simple" xlink:href="#__RefHeading__7371_1902537627" text:style-name="Index_20_Link" text:visited-style-name="Index_20_Link"><text:s/>1.2 Contexto de pesquisa<text:tab/>5</text:a></text:p>
          <text:p text:style-name="P86"><text:a xlink:type="simple" xlink:href="#__RefHeading__7375_1902537627" text:style-name="Index_20_Link" text:visited-style-name="Index_20_Link"><text:s/>1.3 Instrumentos<text:tab/>6</text:a></text:p>
          <text:p text:style-name="P86"><text:a xlink:type="simple" xlink:href="#__RefHeading__7377_1902537627" text:style-name="Index_20_Link" text:visited-style-name="Index_20_Link"><text:s/>1.4 Procedimentos<text:tab/>7</text:a></text:p>
          <text:p text:style-name="P105"><text:a xlink:type="simple" xlink:href="#__RefHeading__3473_1560118940" text:style-name="Index_20_Link" text:visited-style-name="Index_20_Link"><text:s/>1.4.1 Prototipação<text:tab/>8</text:a></text:p>
          <text:p text:style-name="P105"><text:a xlink:type="simple" xlink:href="#__RefHeading__3475_1560118940" text:style-name="Index_20_Link" text:visited-style-name="Index_20_Link"><text:s/>1.4.2 Definição do software<text:tab/>9</text:a></text:p>
          <text:p text:style-name="P105"><text:a xlink:type="simple" xlink:href="#__RefHeading__3477_1560118940" text:style-name="Index_20_Link" text:visited-style-name="Index_20_Link"><text:s/>1.4.3 Modelagem da arquitetura dos módulos<text:tab/>9</text:a></text:p>
          <text:p text:style-name="P105"><text:a xlink:type="simple" xlink:href="#__RefHeading__3479_1560118940" text:style-name="Index_20_Link" text:visited-style-name="Index_20_Link"><text:s/>1.4.4 Desenvolvimento<text:tab/>11</text:a></text:p>
          <text:p text:style-name="P108"><text:a xlink:type="simple" xlink:href="#__RefHeading__3481_1560118940" text:style-name="Index_20_Link" text:visited-style-name="Index_20_Link"><text:s/>1.4.4.1 Back-end<text:tab/>11</text:a></text:p>
          <text:p text:style-name="P108"><text:a xlink:type="simple" xlink:href="#__RefHeading__3483_1560118940" text:style-name="Index_20_Link" text:visited-style-name="Index_20_Link"><text:s/>1.4.4.2 Front-end<text:tab/>11</text:a></text:p>
          <text:p text:style-name="P105"><text:a xlink:type="simple" xlink:href="#__RefHeading__2980_77847510" text:style-name="Index_20_Link" text:visited-style-name="Index_20_Link"><text:s/>1.4.5 Ferramentas e configurações<text:tab/>12</text:a></text:p>
          <text:p text:style-name="P108"><text:a xlink:type="simple" xlink:href="#__RefHeading__2982_77847510" text:style-name="Index_20_Link" text:visited-style-name="Index_20_Link"><text:s/>1.4.5.1 Netbeans<text:tab/>12</text:a></text:p>
          <text:p text:style-name="P108"><text:a xlink:type="simple" xlink:href="#__RefHeading__2984_77847510" text:style-name="Index_20_Link" text:visited-style-name="Index_20_Link"><text:s/>1.4.5.2 Maven<text:tab/>12</text:a></text:p>
          <text:p text:style-name="P108"><text:a xlink:type="simple" xlink:href="#__RefHeading__2986_77847510" text:style-name="Index_20_Link" text:visited-style-name="Index_20_Link"><text:s/>1.4.5.3 GlassFish<text:tab/>12</text:a></text:p>
          <text:p text:style-name="P108"><text:a xlink:type="simple" xlink:href="#__RefHeading__2988_77847510" text:style-name="Index_20_Link" text:visited-style-name="Index_20_Link"><text:s/>1.4.5.4 Apache Felix Web Console<text:tab/>12</text:a></text:p>
          <text:p text:style-name="P108"><text:a xlink:type="simple" xlink:href="#__RefHeading__2990_77847510" text:style-name="Index_20_Link" text:visited-style-name="Index_20_Link"><text:s/>1.4.5.5 PostgreSQL<text:tab/>12</text:a></text:p>
          <text:p text:style-name="P108"><text:a xlink:type="simple" xlink:href="#__RefHeading__2992_77847510" text:style-name="Index_20_Link" text:visited-style-name="Index_20_Link"><text:s/>1.4.5.6 GitHub<text:tab/>12</text:a></text:p>
          <text:p text:style-name="P108"><text:a xlink:type="simple" xlink:href="#__RefHeading__2994_77847510" text:style-name="Index_20_Link" text:visited-style-name="Index_20_Link"><text:s/>1.4.5.7 Hospedagem e domínio<text:tab/>12</text:a></text:p>
          <text:p text:style-name="P86"><text:a xlink:type="simple" xlink:href="#__RefHeading__7379_1902537627" text:style-name="Index_20_Link" text:visited-style-name="Index_20_Link"><text:s/>1.5 Orçamento<text:tab/>13</text:a></text:p>
          <text:p text:style-name="P86"><text:a xlink:type="simple" xlink:href="#__RefHeading__7381_1902537627" text:style-name="Index_20_Link" text:visited-style-name="Index_20_Link"><text:s/>1.6 Cronograma<text:tab/>15</text:a></text:p>
          <text:p text:style-name="P105"><text:a xlink:type="simple" xlink:href="#__RefHeading__7383_1902537627" text:style-name="Index_20_Link" text:visited-style-name="Index_20_Link"><text:s/>1.6.1 Primeiro Semestre de 2015<text:tab/>15</text:a></text:p>
          <text:p text:style-name="P105"><text:a xlink:type="simple" xlink:href="#__RefHeading__7385_1902537627" text:style-name="Index_20_Link" text:visited-style-name="Index_20_Link"><text:s/>1.6.2 Segundo Semestre de 2015<text:tab/>16</text:a></text:p>
          <text:p text:style-name="P87"><text:a xlink:type="simple" xlink:href="#__RefHeading__5035_361370671" text:style-name="Index_20_Link" text:visited-style-name="Index_20_Link">Referências<text:tab/>18</text:a></text:p>
        </text:index-body>
      </text:table-of-content>
      <text:list xml:id="list2657158732973005018" text:style-name="TCC_20_Univás_3a__20_númeração_20_títulos_20_e_20_subtítulos">
        <text:list-item>
          <text:h text:style-name="P88" text:outline-level="1"><text:bookmark-start text:name="__RefHeading__5033_361370671"/>Quadro metodológico<text:bookmark-end text:name="__RefHeading__5033_361370671"/></text:h>
        </text:list-item>
      </text:list>
      <text:p text:style-name="P6"/>
      <text:p text:style-name="P6"/>
      <text:p text:style-name="Corpo_20_do_20_texto_3a__20_texto_20__28_geral_29_">Neste capítulo serão abordados <text:span text:style-name="T119">e descritos </text:span>os caminhos definidos <text:span text:style-name="T119">e utilizados</text:span> para conduzir <text:span text:style-name="T119">o projeto até seu fim</text:span>. Serão apresentados o tipo de pesquisa, seu contexto, bem como os instrumentos, <text:span text:style-name="T119">os</text:span> procedimentos, o orçamento <text:span text:style-name="T119">e</text:span> o cronograma para o desenvolvimento d<text:span text:style-name="T119">este projeto</text:span>.</text:p>
      <text:p text:style-name="P3"/>
      <text:p text:style-name="P3"/>
      <text:list xml:id="list131224355235907" text:continue-numbering="true" text:style-name="TCC_20_Univás_3a__20_númeração_20_títulos_20_e_20_subtítulos">
        <text:list-item>
          <text:list>
            <text:list-item>
              <text:h text:style-name="P90" text:outline-level="2"><text:bookmark-start text:name="__RefHeading__7369_1902537627"/>Tipo de pesquisa<text:bookmark-end text:name="__RefHeading__7369_1902537627"/></text:h>
            </text:list-item>
          </text:list>
        </text:list-item>
      </text:list>
      <text:p text:style-name="P8"/>
      <text:p text:style-name="P22"/>
      <text:p text:style-name="Corpo_20_do_20_texto_3a__20_texto_20__28_geral_29_">Pesquisa é um processo desenvolvido com o objetivo de se obter respostas para indagações propostas, através de conhecimentos existentes e a utilização de métodos, técnicas e procedimentos científicos. Uma pesquisa se faz necessária quando não existem repostas suficientes que satisfaçam a resolução de problemas (GIL, 2002).</text:p>
      <text:p text:style-name="Corpo_20_do_20_texto_3a__20_texto_20__28_geral_29_">Para atingir os objetivos deste projeto, <text:span text:style-name="T120">desenvolveu-se</text:span> <text:span text:style-name="T120">uma</text:span> pesquisa de abordagem aplicada, a qual é utilizada quando se desenvolve um produto real, com uma finalidade prática, que pode ser aplicada em determinado contexto. Conforme aponta Appolinário (2004), pesquisas aplicadas têm o objetivo de resolver problemas ou necessidades concretas e imediatas.</text:p>
      <text:p text:style-name="P46">Aplicando esses conceitos e utilizando a pesquisa de forma aplicada por agregar maiores vantagens e demonstrar melhor os resultados obtidos, desenvolveu-se um <text:span text:style-name="T3">software</text:span> modularizado utilizando a tecnologia OSGi, com o objetivo de apresentar o paradigma da modularização e sua arquitetura, <text:span text:style-name="T151">demonstrando</text:span> suas <text:span text:style-name="T17">características</text:span> <text:span text:style-name="T150">no desenvolvimento de softwares.</text:span></text:p>
      <text:p text:style-name="P3"/>
      <text:p text:style-name="P3"/>
      <text:list xml:id="list131224465592585" text:continue-numbering="true" text:style-name="TCC_20_Univás_3a__20_númeração_20_títulos_20_e_20_subtítulos">
        <text:list-item>
          <text:list>
            <text:list-item>
              <text:h text:style-name="P91" text:outline-level="2"><text:bookmark-start text:name="__RefHeading__7371_1902537627"/>Contexto de pesquisa<text:bookmark-end text:name="__RefHeading__7371_1902537627"/></text:h>
            </text:list-item>
          </text:list>
        </text:list-item>
      </text:list>
      <text:p text:style-name="P9"/>
      <text:p text:style-name="P9"/>
      <text:p text:style-name="Corpo_20_do_20_texto_3a__20_texto_20__28_geral_29_">Cada vez mais <text:span text:style-name="T152">os</text:span> <text:span text:style-name="T3">softwares</text:span> são utilizados em empresas, indústrias, computadores <text:soft-page-break/>pessoais, web e dispositivos móveis. Estes são desenvolvidos por meio de práticas e tecnologias existentes que auxiliam na sua criação, porém a não utilização de tais ferramentas tornam o seu desenvolvimento e manutenção um processo desgastante e trabalhoso.</text:p>
      <text:p text:style-name="Corpo_20_do_20_texto_3a__20_texto_20__28_geral_29_">Esta pesquisa demonstra a arquitetura e desenvolvimento modularizado utilizando <text:span text:style-name="T153">a tecnologia</text:span> OSGi, <text:span text:style-name="T154">que oferece grande</text:span> organização na estrutura do <text:span text:style-name="T3">software</text:span>, vantagens na manutenção e maior facilidade na expansão do mesmo, isso pelo fato <text:span text:style-name="T16">dessa</text:span><text:span text:style-name="T34"> </text:span><text:span text:style-name="T16">tecnologia</text:span><text:span text:style-name="T34"> </text:span>permitir a adição e integração de novas funcionalidades em modo <text:span text:style-name="T19">on-the-fly</text:span><text:span text:style-name="T3"><text:note text:id="ftn1" text:note-class="footnote"><text:note-citation>1</text:note-citation><text:note-body><text:p text:style-name="Notas_20_de_20_rodapé"><text:span text:style-name="T5">On-the-fly: </text:span><text:span text:style-name="T61">Termo referente ao funcionamento do sistema, onde a nova funcionalidade é adicionada sem que seja necessário reiniciar toda a aplicação, com ela em pleno funcionamento.</text:span></text:p></text:note-body></text:note></text:span>.</text:p>
      <text:p text:style-name="Corpo_20_do_20_texto_3a__20_texto_20__28_geral_29_"><text:span text:style-name="T3">Softwares</text:span> modularizados oferecem maior flexibilidade para atender empresas de diferentes áreas. Através do OSGi, os módulos podem ser desenvolvidos de forma independente, disponibilizando módulos específicos para cada empresa. Dessa maneira <text:span text:style-name="T155">desenvolveu-se</text:span> uma aplicação que pode ser adotada por empresas de diferentes segmentos no mercado, bastando apenas que exista um módulo que atenda a necessidade específica da área.</text:p>
      <text:p text:style-name="Corpo_20_do_20_texto_3a__20_texto_20__28_geral_29_">O objetivo desse projeto é apresentar o <text:span text:style-name="T156">modelo de</text:span> desenvolvimento modular, sua arquitetura, metodologias, engenharias, técnicas e tecnologias para o âmbito de <text:span text:style-name="T3">softwares</text:span> comerciais, provendo <text:span text:style-name="T157">facilidade</text:span> na manutenção e expansão do mesmo. Esta pesquisa, por apresentar uma análise e demonstração do desenvolvimento modular, servirá de base de conhecimento para estudantes, profissionais da área de tecnologia da informação e empresas que pretendem empregar essa forma de desenvo<text:span text:style-name="T158">lvimento</text:span>.</text:p>
      <text:p text:style-name="P10"/>
      <text:p text:style-name="P10"/>
      <text:list xml:id="list131224479246089" text:continue-numbering="true" text:style-name="TCC_20_Univás_3a__20_númeração_20_títulos_20_e_20_subtítulos">
        <text:list-item>
          <text:list>
            <text:list-item>
              <text:h text:style-name="P92" text:outline-level="2"><text:bookmark-start text:name="__RefHeading__7375_1902537627"/>Instrumentos<text:bookmark-end text:name="__RefHeading__7375_1902537627"/></text:h>
            </text:list-item>
          </text:list>
        </text:list-item>
      </text:list>
      <text:p text:style-name="P11"/>
      <text:p text:style-name="P11"/>
      <text:p text:style-name="Corpo_20_do_20_texto_3a__20_texto_20__28_geral_29_"><text:span text:style-name="T125">Durante o desenvolvimento d</text:span>este projeto foi necessário a realização de reuniões entre os participantes, para a obtenção e organização das informações, divisão das tarefas e desenvolvimento do <text:span text:style-name="T3">software</text:span>, pois segundo Kioskea (2014), as reuniões são um meio para partilhar, num grupo de pessoas, um mesmo nível de conhecimento sobre um assunto ou um problema e para tomar decisões coletivamente. Além disso, decisões tomadas coletivamente, com representantes das diferentes entidades interessadas, serão facilmente aceitas por todos.</text:p>
      <text:p text:style-name="Corpo_20_do_20_texto_3a__20_texto_20__28_geral_29_">Os dados foram obtidos a partir de livros, artigos, documentações e reuniões online com pessoas <text:span text:style-name="T159">que possuem</text:span> conhecimento e experiência <text:span text:style-name="T160">sobre o</text:span> tema do projeto. Após <text:soft-page-break/>aplicados estes instrumentos foi possível analisar e organizar as informações coletadas.</text:p>
      <text:p text:style-name="Corpo_20_do_20_texto_3a__20_texto_20__28_geral_29_">As reuniões entre os participantes possuem o objetivo de planejar a execução do projeto, tomar decisões quanto ao desenvolvimento do <text:span text:style-name="T3">software</text:span>, bem como as tecnologias e metodologias que foram utilizadas.</text:p>
      <text:p text:style-name="P39">Para obtermos mais conhecimentos acerca do tema, <text:span text:style-name="T161">realizou-se uma entrevista com Filipe Portes, pois o mesmo apresenta grande conhecimento teórico e prático sobre modularização de </text:span><text:span text:style-name="T10">softwares </text:span><text:span text:style-name="T63">utilizando OSGi.</text:span><text:span text:style-name="T124"> </text:span>Filipe Portes, <text:span text:style-name="T162">é</text:span> graduado em <text:span text:style-name="T135">C</text:span>iências da <text:span text:style-name="T135">C</text:span>omputação pela Universidade Paulista, com mais de oito anos de experiência em <text:span text:style-name="T135">D</text:span>esenvolvimento e <text:span text:style-name="T135">A</text:span>rquitetura de <text:span text:style-name="T135">S</text:span>istemas Java para <text:span text:style-name="T3">web</text:span>. <text:span text:style-name="T163">M</text:span>inistrou palestras sobre <text:span text:style-name="T164">OSGi</text:span> no TDC<text:note text:id="ftn2" text:note-class="footnote"><text:note-citation>2</text:note-citation><text:note-body><text:p text:style-name="Notas_20_de_20_rodapé"><text:span text:style-name="T126">TDC – </text:span>Abreviação para <text:span text:style-name="T6">The </text:span><text:span text:style-name="T24">Developers</text:span><text:span text:style-name="T6"> </text:span><text:span text:style-name="T24">Conference</text:span></text:p></text:note-body></text:note> em 2012 e 2014, <text:span text:style-name="T164">apresentando</text:span> uma visão ampla <text:span text:style-name="T165">da tecnologia,</text:span> explicando <text:span text:style-name="T166">conceitos do desenvolvimento modular,</text:span> características <text:span text:style-name="T166">e seu funcionamento</text:span>, <text:span text:style-name="T167">além de demonstrar exemplos práticos.</text:span></text:p>
      <text:p text:style-name="P37"><text:span text:style-name="T169">A entrevista realizou-se</text:span> em 1 de agosto de 2015, utilizando o <text:span text:style-name="T3">software</text:span> <text:span text:style-name="T59">Skype</text:span><text:span text:style-name="T3"><text:note text:id="ftn3" text:note-class="footnote"><text:note-citation>3</text:note-citation><text:note-body><text:p text:style-name="Notas_20_de_20_rodapé"><text:span text:style-name="T128">Skype</text:span><text:span text:style-name="T127"> – </text:span><text:span text:style-name="T129">software </text:span><text:span text:style-name="T130">gratuito</text:span><text:span text:style-name="T129"> que permite fazer de </text:span><text:span text:style-name="T130">chamadas de voz e </text:span><text:span text:style-name="T129">vídeo, chat </text:span><text:span text:style-name="T130">de </text:span><text:span text:style-name="T131">mensagens</text:span><text:span text:style-name="T129"> e </text:span><text:span text:style-name="T130">o</text:span><text:span text:style-name="T129"> compartilha</text:span><text:span text:style-name="T130">mento de</text:span><text:span text:style-name="T129"> arquivos.</text:span></text:p></text:note-body></text:note></text:span>. <text:span text:style-name="T125">Através desta,</text:span> foram<text:span text:style-name="T125"> </text:span>sanadas dúvidas sobre a <text:span text:style-name="T168">tecnologia OSGi e conceitos da</text:span> arquitetura modular. <text:span text:style-name="T168">A entrevista realizada foi de grande importância, pois pôde-se compreender melhor o funcionamento da tecnologia e sua arquitetura.</text:span>.</text:p>
      <text:p text:style-name="Corpo_20_do_20_texto_3a__20_texto_20__28_geral_29_">Houve o compartilhamento de experiências, projetos e <text:span text:style-name="T125">padrões de desenvolvimento, que foram</text:span> utilizados para obtenção de mais conhecimentos práticos acerca do tema do <text:span text:style-name="T125">projeto. Com isso, percebeu-se</text:span> falhas na arquitetura do <text:span text:style-name="T3">software </text:span><text:span text:style-name="T64">que havia sido criado, podendo então realizar as correções necessárias.</text:span>.</text:p>
      <text:p text:style-name="P12"/>
      <text:p text:style-name="P12"/>
      <text:list xml:id="list131224098776428" text:continue-numbering="true" text:style-name="TCC_20_Univás_3a__20_númeração_20_títulos_20_e_20_subtítulos">
        <text:list-item>
          <text:list>
            <text:list-item>
              <text:h text:style-name="P93" text:outline-level="2"><text:bookmark-start text:name="__RefHeading__7377_1902537627"/>Procedimentos<text:bookmark-end text:name="__RefHeading__7377_1902537627"/></text:h>
            </text:list-item>
          </text:list>
        </text:list-item>
      </text:list>
      <text:p text:style-name="P13"/>
      <text:p text:style-name="P13"/>
      <text:p text:style-name="Corpo_20_do_20_texto_3a__20_texto_20__28_geral_29_">Nest<text:span text:style-name="T136">e projeto</text:span> desenvolveu-se uma aplicação que exemplifica os conceitos de uma arquitetura modular, <text:span text:style-name="T137">utilizando como principais tecnologias, a</text:span> linguagem de programação Java <text:span text:style-name="T137">e a especificação OSGi, que oferece suporte a modularização de softwares.</text:span></text:p>
      <text:p text:style-name="P41">Para o desenvolvimento deste projeto, foi definido um cronograma com os principais procedimentos, que foram executados de forma progressiva conforme os resultados obtidos através dos estudos realizados em cada tecnologia.</text:p>
      <text:list xml:id="list131224730576958" text:continue-numbering="true" text:style-name="TCC_20_Univás_3a__20_númeração_20_títulos_20_e_20_subtítulos">
        <text:list-item>
          <text:list>
            <text:list-item>
              <text:list>
                <text:list-item>
                  <text:h text:style-name="P99" text:outline-level="3"><text:bookmark-start text:name="__RefHeading__3473_1560118940"/><text:soft-page-break/>Prototipação<text:bookmark-end text:name="__RefHeading__3473_1560118940"/></text:h>
                </text:list-item>
              </text:list>
            </text:list-item>
          </text:list>
        </text:list-item>
      </text:list>
      <text:p text:style-name="P23"/>
      <text:p text:style-name="P23"/>
      <text:p text:style-name="P42">Através dos resultados obtidos na realização de estudos sobre a especificação OSGi, desenvolveu-se protótipos a fim de verificar seu funcionamento. Foram desenvolvidos diferentes tipos de protótipos, com o objetivo de definir como seria desenvolvido uma aplicação que demonstrasse a modularização de softwares.</text:p>
      <text:p text:style-name="Corpo_20_do_20_texto_3a__20_texto_20__28_geral_29_"><text:span text:style-name="T140">Desenvolveu-se protótipos que podem ser executados no ambiente do tipo </text:span><text:span text:style-name="T47">desktop</text:span><text:span text:style-name="T140"> e web. De acordo com os resultados, definimos que a aplicação desenvolvida para exemplificar a modularização de software seria do tipo web.</text:span></text:p>
      <text:p text:style-name="Corpo_20_do_20_texto_3a__20_texto_20__28_geral_29_"><text:span text:style-name="T139">A especificação OSGi é implementada por vários </text:span><text:span text:style-name="T48">frameworks</text:span><text:span text:style-name="T139">, dentre eles, os protótipos foram criados utilizando </text:span><text:span text:style-name="T49">o</text:span><text:span text:style-name="T139"> </text:span><text:span text:style-name="T48">Equinox</text:span><text:span text:style-name="T139"> e Apache </text:span><text:span text:style-name="T48">Felix.</text:span><text:span text:style-name="T139"> Desta forma, definiu-se como implementação a ser utilizada para o desenvolvimento o </text:span><text:span text:style-name="T48">framework</text:span><text:span text:style-name="T139"> Apache </text:span><text:span text:style-name="T48">Felix</text:span><text:span text:style-name="T139">, devido a sua excelente integração com o GlassFish. Sendo assim, definiu-se também, a utilização do GlassFish como servidor de aplicação, completando assim o escopo </text:span><text:span text:style-name="T48">back-end</text:span><text:span text:style-name="T139"> para o desenvolvimento de uma aplicação web.</text:span></text:p>
      <text:p text:style-name="Corpo_20_do_20_texto_3a__20_texto_20__28_geral_29_"><text:span text:style-name="T141">Com o desenvolvimento dos protótipos, baseado nos estudos realizados, observou-se que a tecnologia OSGi oferece suporte a projetos do tipo Java </text:span><text:span text:style-name="T50">Application</text:span><text:span text:style-name="T141">, Web </text:span><text:span text:style-name="T51">Application</text:span><text:span text:style-name="T141"> e </text:span><text:span text:style-name="T50">Enterprise</text:span><text:span text:style-name="T141"> </text:span><text:span text:style-name="T50">Java Bean.</text:span><text:span text:style-name="T141"> Com isso, constatou-se a possibilidade de desenvolver módulos de diferentes tipos, que interagem entre si através de interfaces bem definidas, que são disponibilizadas como serviços ou exportadas dentro do contexto OSGi.</text:span></text:p>
      <text:p text:style-name="Corpo_20_do_20_texto_3a__20_texto_20__28_geral_29_"><text:span text:style-name="T138">Foram desenvolvidos também protótipos de módulos responsáveis por disponibilizar a interface gráfica com o usuário, utilizando as tecnologias HTML, </text:span><text:span text:style-name="T51">JavaScript</text:span><text:span text:style-name="T138">, </text:span><text:span text:style-name="T52">Angular JS</text:span><text:span text:style-name="T138">, CSS e </text:span><text:span text:style-name="T52">Bootstrap.</text:span></text:p>
      <text:p text:style-name="P43">A prototipação foi um procedimento muito importante para o desenvolvimento deste projeto, pois além de se comprovar o funcionamento prático das teorias estudadas, observou-se que o desenvolvimento modular requer um planejamento complexo de sua arquitetura, proporcionando desacoplamento dos módulos e alta coesão, ou seja, os módulos podem ser desinstalados, parados e atualizados em tempo de execução sem afetar outros módulos, além de definir responsabilidades específicas para cada módulo.</text:p>
      <text:p text:style-name="P15"/>
      <text:p text:style-name="P14"/>
      <text:list xml:id="list131224042655309" text:continue-numbering="true" text:style-name="TCC_20_Univás_3a__20_númeração_20_títulos_20_e_20_subtítulos">
        <text:list-item>
          <text:list>
            <text:list-item>
              <text:list>
                <text:list-item>
                  <text:h text:style-name="P99" text:outline-level="3"><text:bookmark-start text:name="__RefHeading__3475_1560118940"/><text:soft-page-break/>Definição do <text:span text:style-name="T3">software</text:span><text:bookmark-end text:name="__RefHeading__3475_1560118940"/></text:h>
                </text:list-item>
              </text:list>
            </text:list-item>
          </text:list>
        </text:list-item>
      </text:list>
      <text:p text:style-name="P14"/>
      <text:p text:style-name="P14"/>
      <text:p text:style-name="Corpo_20_do_20_texto_3a__20_texto_20__28_geral_29_"><text:span text:style-name="T142">Após estudos e criação de protótipos, definiu-se uma aplicação básica contendo cinco módulos, para demonstrar uma arquitetura modular utilizando a tecnologia OSGi através do </text:span><text:span text:style-name="T25">framework</text:span><text:span text:style-name="T142"> Apache </text:span><text:span text:style-name="T53">Felix.</text:span><text:span text:style-name="T142"> O objetivo do </text:span><text:span text:style-name="T7">software</text:span><text:span text:style-name="T142"> é apenas demonstrar o funcionamento da arquitetura assim como características da tecnologia OSGi.</text:span></text:p>
      <text:p text:style-name="P14"/>
      <text:list xml:id="list2805504561170108135" text:style-name="L1">
        <text:list-item>
          <text:p text:style-name="P96"><text:span text:style-name="T66">Módulo Usuário:</text:span> responsável por controlar os cadastros do usuário e autenticação dos <text:span text:style-name="T143">mesmos </text:span>no sistema;</text:p>
        </text:list-item>
        <text:list-item>
          <text:p text:style-name="P96"><text:span text:style-name="T66">Módulo Clientes:</text:span> responsável por controlar os cadastros de clientes, <text:span text:style-name="T144">com</text:span> integração ao módulo financeiro;</text:p>
        </text:list-item>
        <text:list-item>
          <text:p text:style-name="P96"><text:span text:style-name="T66">Módulo Financeiro:</text:span> responsável por controlar os lançamentos de contas a pagar e a receber, com integração ao módulo de clientes;</text:p>
        </text:list-item>
        <text:list-item>
          <text:p text:style-name="P96"><text:span text:style-name="T66">Módulo </text:span><text:span text:style-name="T41">Logs</text:span><text:span text:style-name="T66">:</text:span> responsável por registrar <text:span text:style-name="T18">logs</text:span> do sistema em arquivos, com integração entre todos os outros módulos.</text:p>
        </text:list-item>
        <text:list-item>
          <text:p text:style-name="P96"><text:span text:style-name="T66">Módulo </text:span><text:span text:style-name="T42">Data </text:span><text:span text:style-name="T43">S</text:span><text:span text:style-name="T42">ource</text:span><text:span text:style-name="T66">:</text:span> responsável por fornecer e controlar acesso ao banco de dados, <text:span text:style-name="T145">com </text:span>integração <text:span text:style-name="T145">entre </text:span>todos os outros módulos.</text:p>
        </text:list-item>
      </text:list>
      <text:p text:style-name="P3"/>
      <text:p text:style-name="Corpo_20_do_20_texto_3a__20_texto_20__28_geral_29_"><text:span text:style-name="T146">A aplicação foi definida para execução no ambiente web, sendo implantada no servidor de aplicação Glassfish. Isso se justifica devido a grande flexibilidade que os sistemas web oferecem, podendo ser executado em qualquer sistema operacional, assim como qualquer dispositivo que tenha suporte ao </text:span><text:span text:style-name="T54">browser.</text:span></text:p>
      <text:p text:style-name="P3"/>
      <text:p text:style-name="P3"/>
      <text:list xml:id="list131224659719913" text:continue-list="list131224042655309" text:style-name="TCC_20_Univás_3a__20_númeração_20_títulos_20_e_20_subtítulos">
        <text:list-item>
          <text:list>
            <text:list-item>
              <text:list>
                <text:list-item>
                  <text:h text:style-name="P100" text:outline-level="3"><text:bookmark-start text:name="__RefHeading__3477_1560118940"/><text:span text:style-name="T146">M</text:span>odelagem da arquitetura dos módulos<text:bookmark-end text:name="__RefHeading__3477_1560118940"/></text:h>
                </text:list-item>
              </text:list>
            </text:list-item>
          </text:list>
        </text:list-item>
      </text:list>
      <text:p text:style-name="P3"/>
      <text:p text:style-name="P3"/>
      <text:p text:style-name="Corpo_20_do_20_texto_3a__20_texto_20__28_geral_29_"><text:span text:style-name="T80">A</text:span><text:span text:style-name="T81"> arquitetura de um </text:span><text:span text:style-name="T13">software</text:span><text:span text:style-name="T81"> é uma das principais partes no desenvolvimento d</text:span><text:span text:style-name="T82">e</text:span><text:span text:style-name="T81"> </text:span><text:span text:style-name="T82">uma aplicação</text:span><text:span text:style-name="T81">. Dessa maneira, criou-se uma arquitetura modular que fornece aos módulos flexibilidade para que possam ser desinstalados, parados e atualizados enquanto o restante do sistema está em funcionamento.</text:span></text:p>
      <text:p text:style-name="Corpo_20_do_20_texto_3a__20_texto_20__28_geral_29_"><text:soft-page-break/><text:span text:style-name="T83">Modelou-se uma arquitetura em que</text:span><text:span text:style-name="T84"> </text:span><text:span text:style-name="T83">os módulos </text:span><text:span text:style-name="T84">do sistema são formados por</text:span><text:span text:style-name="T83"> </text:span><text:span text:style-name="T84">outros módulos menores. Normalmente, cada módulo do software está formado por outros três módulos, são eles, m</text:span><text:span text:style-name="T85">ó</text:span><text:span text:style-name="T84">dulo de Visão, que é responsável por conter as telas de interação com o usuário, o módulo API, que contém </text:span><text:span text:style-name="T86">funcionalidades </text:span><text:span text:style-name="T87">e</text:span><text:span text:style-name="T84"> interfaces </text:span><text:span text:style-name="T86">e</text:span><text:span text:style-name="T84">, </text:span><text:span text:style-name="T86">que </text:span><text:span text:style-name="T88">são </text:span><text:span text:style-name="T86">compartilhad</text:span><text:span text:style-name="T88">a</text:span><text:span text:style-name="T86">s e </text:span><text:span text:style-name="T84">expost</text:span><text:span text:style-name="T89">a</text:span><text:span text:style-name="T84">s </text:span><text:span text:style-name="T86">como</text:span><text:span text:style-name="T84"> serviços, </text:span><text:span text:style-name="T87">respectivamente. E</text:span><text:span text:style-name="T84"> por fim o módulo Core, que contém a implementação </text:span><text:span text:style-name="T90">das interfaces do módulo API</text:span><text:span text:style-name="T84"> e </text:span><text:span text:style-name="T90">a</text:span><text:span text:style-name="T84"> lógica de negócio </text:span><text:span text:style-name="T90">da aplicação.</text:span></text:p>
      <text:p text:style-name="Corpo_20_do_20_texto_3a__20_texto_20__28_geral_29_"><text:span text:style-name="T91">Com os módulos</text:span><text:span text:style-name="T85"> dispostos dessa maneira, o único módulo que gera dependência para outros módulos é o módulo API, sendo assim o módulo de Visão e Core podem ser desinstalados, parados e atualizados sem comprometer o restante do software. </text:span><text:span text:style-name="T86">Define-se então, que o módulo API é a base principal para os módulos de Visão e Core, </text:span><text:span text:style-name="T92">d</text:span><text:span text:style-name="T93">esta maneira, o mesmo não</text:span><text:span text:style-name="T86"> deve ser desinstalado </text:span><text:span text:style-name="T92">do sistema.</text:span></text:p>
      <text:p text:style-name="Corpo_20_do_20_texto_3a__20_texto_20__28_geral_29_">Essa arquitetura pode ser entendida melhor de acordo com a figura xxx que demonstra a estrutura definida para os módulos.</text:p>
      <text:p text:style-name="P3"/>
      <text:p text:style-name="P40"><text:span text:style-name="T121">***Colocar uma figura da estrutura </text:span><text:span text:style-name="T122">padrão</text:span><text:span text:style-name="T121"> de um módulo***</text:span></text:p>
      <text:p text:style-name="P3"/>
      <text:p text:style-name="Corpo_20_do_20_texto_3a__20_texto_20__28_geral_29_">Essa arquitetura dos módulos foi desenvolvida com base nos estudos, práticas pesquisadas, e <text:span text:style-name="T147">de acordo com</text:span> necessidade da aplicação. Porém isso pode mudar dependendo da aplicação que se deseja desenvolver.</text:p>
      <text:p text:style-name="P44">A figura yyy demonstra como foi definida a arquitetura completa de todos os módulos que compõem o software desenvolvido.</text:p>
      <text:p text:style-name="P3"/>
      <text:p text:style-name="P40"><text:span text:style-name="T121">***Colocar uma figura da </text:span><text:span text:style-name="T123">arquitetura de todos os módulos</text:span><text:span text:style-name="T121">***</text:span></text:p>
      <text:p text:style-name="P3"/>
      <text:p text:style-name="P45">Através da modelagem dessa arquitetura, foi possível desenvolver um software em que os módulos não dependam diretamente da implementação de outros módulos. Isso se fez devido a criação de interfaces bem definidas que estão nos módulos APIs. Resultando em um software desacoplado e também de alta coesão devido a cada módulo ter sua responsabilidade bem definida.</text:p>
      <text:p text:style-name="P14"/>
      <text:p text:style-name="P14"/>
      <text:p text:style-name="P14"/>
      <text:list xml:id="list131224385302936" text:continue-numbering="true" text:style-name="TCC_20_Univás_3a__20_númeração_20_títulos_20_e_20_subtítulos">
        <text:list-item>
          <text:list>
            <text:list-item>
              <text:list>
                <text:list-item>
                  <text:h text:style-name="P101" text:outline-level="3"><text:bookmark-start text:name="__RefHeading__3479_1560118940"/><text:soft-page-break/>Desenvolvimento<text:bookmark-end text:name="__RefHeading__3479_1560118940"/></text:h>
                </text:list-item>
              </text:list>
            </text:list-item>
          </text:list>
        </text:list-item>
      </text:list>
      <text:p text:style-name="P24"/>
      <text:p text:style-name="P24"/>
      <text:p text:style-name="Corpo_20_do_20_texto_3a__20_texto_20__28_geral_29_"><text:span text:style-name="T148">O </text:span><text:span text:style-name="T8">software</text:span><text:span text:style-name="T148"> desenvolvido está separado por duas partes que possuem responsabilidades específicas, o </text:span><text:span text:style-name="T26">back-end</text:span><text:span text:style-name="T148"> e </text:span><text:span text:style-name="T26">front-end</text:span><text:span text:style-name="T55">.</text:span><text:span text:style-name="T148"> Os módulos foram divididos de forma que estas partes fiquem bem definidas. O </text:span><text:span text:style-name="T26">back-end</text:span><text:span text:style-name="T148"> é composto pelos módulos que contém regras de negócio, recursos e serviços. Enquanto o </text:span><text:span text:style-name="T26">front-end</text:span><text:span text:style-name="T148"> é responsável por realizar uma interface entre o sistema e o usuário consumindo as funcionalidades do </text:span><text:span text:style-name="T26">back-end</text:span><text:span text:style-name="T55">.</text:span></text:p>
      <text:p text:style-name="P3"/>
      <text:p text:style-name="P3"/>
      <text:list xml:id="list131224728498264" text:continue-numbering="true" text:style-name="TCC_20_Univás_3a__20_númeração_20_títulos_20_e_20_subtítulos">
        <text:list-item>
          <text:list>
            <text:list-item>
              <text:list>
                <text:list-item>
                  <text:list>
                    <text:list-item>
                      <text:h text:style-name="Corpo_20_do_20_texto_3a__20_subtítulos_20_3" text:outline-level="4"><text:bookmark-start text:name="__RefHeading__3481_1560118940"/><text:s/><text:span text:style-name="T19">Back-end</text:span><text:bookmark-end text:name="__RefHeading__3481_1560118940"/></text:h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/>
      <text:p text:style-name="P38"><text:span text:style-name="T62">Basicamente cada módulo do sistema é composto por três módulos, o módulo de Visão, API e Core. No módulo de visão, estão os recursos </text:span><text:span text:style-name="T33">RESTful</text:span><text:span text:style-name="T62"> e controle de fluxo, no módulo API estão definidos as interfaces que são expostas como serviços e funcionalidades, ambas estão disponíveis para qualquer outro módulo. E por fim, no módulo Core está a implementação das interfaces, assim como toda lógica de negócio e controle da aplicação. Todos esses fatores compõem a parte denominada </text:span><text:span text:style-name="T27">back-end</text:span><text:span text:style-name="T62"> da aplicação.</text:span></text:p>
      <text:p text:style-name="P26"/>
      <text:p text:style-name="P26"/>
      <text:list xml:id="list131223800657793" text:continue-numbering="true" text:style-name="TCC_20_Univás_3a__20_númeração_20_títulos_20_e_20_subtítulos">
        <text:list-item>
          <text:list>
            <text:list-item>
              <text:list>
                <text:list-item>
                  <text:list>
                    <text:list-item>
                      <text:h text:style-name="P106" text:outline-level="4"><text:bookmark-start text:name="__RefHeading__3483_1560118940"/><text:s/><text:span text:style-name="T3">Front-end</text:span><text:bookmark-end text:name="__RefHeading__3483_1560118940"/></text:h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/>
      <text:p text:style-name="Corpo_20_do_20_texto_3a__20_texto_20__28_geral_29_"><text:span text:style-name="T149">O </text:span><text:span text:style-name="T28">front-end</text:span><text:span text:style-name="T149"> da aplicação é composto pelas telas que realizam a interface entre o sistema e o usuário. As mesmas foram desenvolvidas utilizando as tecnologias HTML, CSS e JavaScript. Essa parte do sistema está disposta nos módulos de Visão que são projetos do tipo </text:span><text:span text:style-name="T9">Web </text:span><text:span text:style-name="T28">Application</text:span><text:span text:style-name="T56">.</text:span></text:p>
      <text:p text:style-name="P3"/>
      <text:p text:style-name="P3"/>
      <text:p text:style-name="P3"/>
      <text:p text:style-name="P3"/>
      <text:list xml:id="list131223649324006" text:continue-numbering="true" text:style-name="TCC_20_Univás_3a__20_númeração_20_títulos_20_e_20_subtítulos">
        <text:list-item>
          <text:list>
            <text:list-item>
              <text:list>
                <text:list-item>
                  <text:h text:style-name="P104" text:outline-level="3"><text:bookmark-start text:name="__RefHeading__2980_77847510"/><text:soft-page-break/><text:span text:style-name="T56">F</text:span><text:span text:style-name="T18">erramentas e configurações</text:span><text:bookmark-end text:name="__RefHeading__2980_77847510"/></text:h>
                </text:list-item>
              </text:list>
            </text:list-item>
          </text:list>
        </text:list-item>
      </text:list>
      <text:p text:style-name="P98"/>
      <text:p text:style-name="P98"><text:span text:style-name="T58"/></text:p>
      <text:list xml:id="list131224485885386" text:continue-numbering="true" text:style-name="TCC_20_Univás_3a__20_númeração_20_títulos_20_e_20_subtítulos">
        <text:list-item>
          <text:list>
            <text:list-item>
              <text:list>
                <text:list-item>
                  <text:list>
                    <text:list-item>
                      <text:h text:style-name="P107" text:outline-level="4"><text:bookmark-start text:name="__RefHeading__2982_77847510"/>Netbeans<text:bookmark-end text:name="__RefHeading__2982_77847510"/></text:h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p text:style-name="P98"/>
      <text:list xml:id="list131223849237132" text:continue-numbering="true" text:style-name="TCC_20_Univás_3a__20_númeração_20_títulos_20_e_20_subtítulos">
        <text:list-item>
          <text:list>
            <text:list-item>
              <text:list>
                <text:list-item>
                  <text:list>
                    <text:list-item>
                      <text:h text:style-name="P107" text:outline-level="4"><text:bookmark-start text:name="__RefHeading__2984_77847510"/>Maven<text:bookmark-end text:name="__RefHeading__2984_77847510"/></text:h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p text:style-name="P98"/>
      <text:list xml:id="list131223261717223" text:continue-numbering="true" text:style-name="TCC_20_Univás_3a__20_númeração_20_títulos_20_e_20_subtítulos">
        <text:list-item>
          <text:list>
            <text:list-item>
              <text:list>
                <text:list-item>
                  <text:list>
                    <text:list-item>
                      <text:h text:style-name="P107" text:outline-level="4"><text:bookmark-start text:name="__RefHeading__2986_77847510"/>GlassFish<text:bookmark-end text:name="__RefHeading__2986_77847510"/></text:h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p text:style-name="P98"/>
      <text:list xml:id="list131224086314194" text:continue-numbering="true" text:style-name="TCC_20_Univás_3a__20_númeração_20_títulos_20_e_20_subtítulos">
        <text:list-item>
          <text:list>
            <text:list-item>
              <text:list>
                <text:list-item>
                  <text:list>
                    <text:list-item>
                      <text:h text:style-name="P107" text:outline-level="4"><text:bookmark-start text:name="__RefHeading__2988_77847510"/>Apache Felix Web Console<text:bookmark-end text:name="__RefHeading__2988_77847510"/></text:h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p text:style-name="P98"/>
      <text:list xml:id="list131224550408927" text:continue-numbering="true" text:style-name="TCC_20_Univás_3a__20_númeração_20_títulos_20_e_20_subtítulos">
        <text:list-item>
          <text:list>
            <text:list-item>
              <text:list>
                <text:list-item>
                  <text:list>
                    <text:list-item>
                      <text:h text:style-name="P107" text:outline-level="4"><text:bookmark-start text:name="__RefHeading__2990_77847510"/>PostgreSQL<text:bookmark-end text:name="__RefHeading__2990_77847510"/></text:h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p text:style-name="P98"/>
      <text:list xml:id="list131224919803876" text:continue-numbering="true" text:style-name="TCC_20_Univás_3a__20_númeração_20_títulos_20_e_20_subtítulos">
        <text:list-item>
          <text:list>
            <text:list-item>
              <text:list>
                <text:list-item>
                  <text:list>
                    <text:list-item>
                      <text:h text:style-name="P107" text:outline-level="4"><text:bookmark-start text:name="__RefHeading__2992_77847510"/>GitHub<text:bookmark-end text:name="__RefHeading__2992_77847510"/></text:h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p text:style-name="P98"/>
      <text:list xml:id="list131224533228413" text:continue-numbering="true" text:style-name="TCC_20_Univás_3a__20_númeração_20_títulos_20_e_20_subtítulos">
        <text:list-item>
          <text:list>
            <text:list-item>
              <text:list>
                <text:list-item>
                  <text:list>
                    <text:list-item>
                      <text:h text:style-name="P107" text:outline-level="4"><text:bookmark-start text:name="__RefHeading__2994_77847510"/>Hospedagem e domínio<text:bookmark-end text:name="__RefHeading__2994_77847510"/></text:h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14"/>
      <text:p text:style-name="P14"/>
      <text:p text:style-name="P14"/>
      <text:list xml:id="list131224602955603" text:continue-numbering="true" text:style-name="TCC_20_Univás_3a__20_númeração_20_títulos_20_e_20_subtítulos">
        <text:list-item>
          <text:list>
            <text:list-item>
              <text:h text:style-name="P94" text:outline-level="2"><text:bookmark-start text:name="__RefHeading__7379_1902537627"/><text:soft-page-break/>Orçamento<text:bookmark-end text:name="__RefHeading__7379_1902537627"/></text:h>
            </text:list-item>
          </text:list>
        </text:list-item>
      </text:list>
      <text:p text:style-name="P16"/>
      <text:p text:style-name="P16"/>
      <text:p text:style-name="P47">A Tabela 1 demonstra o planejamento dos gastos com o projeto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 table:style-name="Table1.1">
          <table:table-cell table:style-name="Table1.A1" table:number-columns-spanned="5" office:value-type="string">
            <text:p text:style-name="P27"><text:span text:style-name="Fonte_20_parág._20_padrão"><text:span text:style-name="T106">ORÇAMENTO DETALHADO DO PROJETO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5" office:value-type="string">
            <text:p text:style-name="P28"><text:span text:style-name="Fonte_20_parág._20_padrão"><text:span text:style-name="T106">1. RECURSOS MATERIAIS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5" office:value-type="string">
            <text:p text:style-name="P28"><text:span text:style-name="Fonte_20_parág._20_padrão"><text:span text:style-name="T106">1.1 Material Permanente: (equipamentos, livros, máquina fotográfica e gravadores, </text:span></text:span><text:span text:style-name="Fonte_20_parág._20_padrão"><text:span text:style-name="T107">softwares</text:span></text:span><text:span text:style-name="Fonte_20_parág._20_padrão"><text:span text:style-name="T106">, equipamentos de informática, etc.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2" office:value-type="string">
            <text:p text:style-name="P29"><text:span text:style-name="Fonte_20_parág._20_padrão"><text:span text:style-name="T108">Descrição do Material</text:span></text:span></text:p>
          </table:table-cell>
          <table:covered-table-cell/>
          <table:table-cell table:style-name="Table1.A4" office:value-type="string">
            <text:p text:style-name="P29"><text:span text:style-name="Fonte_20_parág._20_padrão"><text:span text:style-name="T108">Quantidade</text:span></text:span></text:p>
          </table:table-cell>
          <table:table-cell table:style-name="Table1.A4" office:value-type="string">
            <text:p text:style-name="P29"><text:span text:style-name="Fonte_20_parág._20_padrão"><text:span text:style-name="T108">Valor (unidade – em reais)</text:span></text:span></text:p>
          </table:table-cell>
          <table:table-cell table:style-name="Table1.A1" office:value-type="string">
            <text:p text:style-name="P29"><text:span text:style-name="Fonte_20_parág._20_padrão"><text:span text:style-name="T108">Total R$</text:span></text:span></text:p>
          </table:table-cell>
        </table:table-row>
        <table:table-row table:style-name="Table1.4">
          <table:table-cell table:style-name="Table1.A5" table:number-columns-spanned="2" office:value-type="string">
            <text:p text:style-name="P30">Livros</text:p>
          </table:table-cell>
          <table:covered-table-cell/>
          <table:table-cell table:style-name="Table1.C5" office:value-type="string">
            <text:p text:style-name="P30">1</text:p>
          </table:table-cell>
          <table:table-cell table:style-name="Table1.D5" office:value-type="string">
            <text:p text:style-name="P30">52,11</text:p>
          </table:table-cell>
          <table:table-cell table:style-name="Table1.E5" office:value-type="string">
            <text:p text:style-name="P30">52,11</text:p>
          </table:table-cell>
        </table:table-row>
        <table:table-row table:style-name="Table1.4">
          <table:table-cell table:style-name="Table1.A6" table:number-columns-spanned="2" office:value-type="string">
            <text:p text:style-name="P29"><text:span text:style-name="Fonte_20_parág._20_padrão"><text:span text:style-name="T106">Subtotal</text:span></text:span></text:p>
          </table:table-cell>
          <table:covered-table-cell/>
          <table:table-cell table:style-name="Table1.C6" office:value-type="string">
            <text:p text:style-name="P30"/>
          </table:table-cell>
          <table:table-cell table:style-name="Table1.D6" office:value-type="string">
            <text:p text:style-name="P30"/>
          </table:table-cell>
          <table:table-cell table:style-name="Table1.E6" office:value-type="string">
            <text:p text:style-name="P30">52,11</text:p>
          </table:table-cell>
        </table:table-row>
        <table:table-row table:style-name="Table1.2">
          <table:table-cell table:style-name="Table1.A2" table:number-columns-spanned="5" office:value-type="string">
            <text:p text:style-name="P28"><text:span text:style-name="Fonte_20_parág._20_padrão"><text:span text:style-name="T106">1.2 Material de Consumo: (Papéis necessários para impressões, cartuchos de tinta para impressora, pastas, etc.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2" office:value-type="string">
            <text:p text:style-name="P29"><text:span text:style-name="Fonte_20_parág._20_padrão"><text:span text:style-name="T108">Descrição do Material</text:span></text:span></text:p>
          </table:table-cell>
          <table:covered-table-cell/>
          <table:table-cell table:style-name="Table1.A4" office:value-type="string">
            <text:p text:style-name="P29"><text:span text:style-name="Fonte_20_parág._20_padrão"><text:span text:style-name="T108">Quantidade</text:span></text:span></text:p>
          </table:table-cell>
          <table:table-cell table:style-name="Table1.A4" office:value-type="string">
            <text:p text:style-name="P29"><text:span text:style-name="Fonte_20_parág._20_padrão"><text:span text:style-name="T108">Valor (unidade – em reais)</text:span></text:span></text:p>
          </table:table-cell>
          <table:table-cell table:style-name="Table1.A1" office:value-type="string">
            <text:p text:style-name="P29"><text:span text:style-name="Fonte_20_parág._20_padrão"><text:span text:style-name="T108">Total R$</text:span></text:span></text:p>
          </table:table-cell>
        </table:table-row>
        <table:table-row table:style-name="Table1.4">
          <table:table-cell table:style-name="Table1.A9" table:number-columns-spanned="2" office:value-type="string">
            <text:p text:style-name="P30">Material de papelaria</text:p>
          </table:table-cell>
          <table:covered-table-cell/>
          <table:table-cell table:style-name="Table1.C9" office:value-type="string">
            <text:p text:style-name="P32">200</text:p>
          </table:table-cell>
          <table:table-cell table:style-name="Table1.D9" office:value-type="string">
            <text:p text:style-name="P32">0,10</text:p>
          </table:table-cell>
          <table:table-cell table:style-name="Table1.E9" office:value-type="string">
            <text:p text:style-name="P30">20,00</text:p>
          </table:table-cell>
        </table:table-row>
        <table:table-row table:style-name="Table1.4">
          <table:table-cell table:style-name="Table1.A10" table:number-columns-spanned="2" office:value-type="string">
            <text:p text:style-name="P29"><text:span text:style-name="Fonte_20_parág._20_padrão"><text:span text:style-name="T106">Subtotal</text:span></text:span></text:p>
          </table:table-cell>
          <table:covered-table-cell/>
          <table:table-cell table:style-name="Table1.C10" office:value-type="string">
            <text:p text:style-name="P30"/>
          </table:table-cell>
          <table:table-cell table:style-name="Table1.D10" office:value-type="string">
            <text:p text:style-name="P30"/>
          </table:table-cell>
          <table:table-cell table:style-name="Table1.E10" office:value-type="string">
            <text:p text:style-name="P30">20,00</text:p>
          </table:table-cell>
        </table:table-row>
        <table:table-row table:style-name="Table1.2">
          <table:table-cell table:style-name="Table1.A11" table:number-columns-spanned="5" office:value-type="string">
            <text:p text:style-name="TCC_20_Univás"><text:span text:style-name="Fonte_20_parág._20_padrão"><text:span text:style-name="T106">2. SERVIÇOS: (cópias, encadernações, impressos gráficos, despesas de locomoção e estadia, etc.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2" office:value-type="string">
            <text:p text:style-name="P29"><text:span text:style-name="Fonte_20_parág._20_padrão"><text:span text:style-name="T106">Descrição do Material</text:span></text:span></text:p>
          </table:table-cell>
          <table:covered-table-cell/>
          <table:table-cell table:style-name="Table1.A4" office:value-type="string">
            <text:p text:style-name="P29"><text:span text:style-name="Fonte_20_parág._20_padrão"><text:span text:style-name="T106">Quantidade</text:span></text:span></text:p>
          </table:table-cell>
          <table:table-cell table:style-name="Table1.A4" office:value-type="string">
            <text:p text:style-name="P29"><text:span text:style-name="Fonte_20_parág._20_padrão"><text:span text:style-name="T106">Valor (unidade – em reais)</text:span></text:span></text:p>
          </table:table-cell>
          <table:table-cell table:style-name="Table1.A1" office:value-type="string">
            <text:p text:style-name="P29"><text:span text:style-name="Fonte_20_parág._20_padrão"><text:span text:style-name="T106">Total R$</text:span></text:span></text:p>
          </table:table-cell>
        </table:table-row>
        <table:table-row table:style-name="Table1.4">
          <table:table-cell table:style-name="Table1.A13" table:number-columns-spanned="2" office:value-type="string">
            <text:p text:style-name="P29"><text:span text:style-name="Fonte_20_parág._20_padrão"><text:span text:style-name="T106">Capa dura</text:span></text:span></text:p>
          </table:table-cell>
          <table:covered-table-cell/>
          <table:table-cell table:style-name="Table1.C13" office:value-type="string">
            <text:p text:style-name="P30">2</text:p>
          </table:table-cell>
          <table:table-cell table:style-name="Table1.D13" office:value-type="string">
            <text:p text:style-name="P30">50,00</text:p>
          </table:table-cell>
          <table:table-cell table:style-name="Table1.E13" office:value-type="string">
            <text:p text:style-name="P30">100,00</text:p>
          </table:table-cell>
        </table:table-row>
        <table:table-row table:style-name="Table1.4">
          <table:table-cell table:style-name="Table1.A14" table:number-columns-spanned="2" office:value-type="string">
            <text:p text:style-name="P30">Cópias</text:p>
          </table:table-cell>
          <table:covered-table-cell/>
          <table:table-cell table:style-name="Table1.C14" office:value-type="string">
            <text:p text:style-name="P30">50</text:p>
          </table:table-cell>
          <table:table-cell table:style-name="Table1.D14" office:value-type="string">
            <text:p text:style-name="P30">0,10</text:p>
          </table:table-cell>
          <table:table-cell table:style-name="Table1.E14" office:value-type="string">
            <text:p text:style-name="P30">5,00</text:p>
          </table:table-cell>
        </table:table-row>
        <table:table-row table:style-name="Table1.4">
          <table:table-cell table:style-name="Table1.A15" table:number-columns-spanned="2" office:value-type="string">
            <text:p text:style-name="P30">Locomoção</text:p>
          </table:table-cell>
          <table:covered-table-cell/>
          <table:table-cell table:style-name="Table1.C15" office:value-type="string">
            <text:p text:style-name="P30">100</text:p>
          </table:table-cell>
          <table:table-cell table:style-name="Table1.D15" office:value-type="string">
            <text:p text:style-name="P30">2,75</text:p>
          </table:table-cell>
          <table:table-cell table:style-name="Table1.E15" office:value-type="string">
            <text:p text:style-name="P30">275,00</text:p>
          </table:table-cell>
        </table:table-row>
        <table:table-row table:style-name="Table1.4">
          <table:table-cell table:style-name="Table1.A16" table:number-columns-spanned="2" office:value-type="string">
            <text:p text:style-name="P30">Impressões</text:p>
          </table:table-cell>
          <table:covered-table-cell/>
          <table:table-cell table:style-name="Table1.C16" office:value-type="string">
            <text:p text:style-name="P30">500</text:p>
          </table:table-cell>
          <table:table-cell table:style-name="Table1.D16" office:value-type="string">
            <text:p text:style-name="P30">0,10</text:p>
          </table:table-cell>
          <table:table-cell table:style-name="Table1.E16" office:value-type="string">
            <text:p text:style-name="P30">50,00</text:p>
          </table:table-cell>
        </table:table-row>
        <table:table-row table:style-name="Table1.4">
          <table:table-cell table:style-name="Table1.A17" table:number-columns-spanned="2" office:value-type="string">
            <text:p text:style-name="P29"><text:span text:style-name="Fonte_20_parág._20_padrão"><text:span text:style-name="T106">Subtotal</text:span></text:span></text:p>
          </table:table-cell>
          <table:covered-table-cell/>
          <table:table-cell table:style-name="Table1.C17" office:value-type="string">
            <text:p text:style-name="P30"/>
          </table:table-cell>
          <table:table-cell table:style-name="Table1.D17" office:value-type="string">
            <text:p text:style-name="P30"/>
          </table:table-cell>
          <table:table-cell table:style-name="Table1.E17" office:value-type="string">
            <text:p text:style-name="P30">430,00</text:p>
          </table:table-cell>
        </table:table-row>
        <table:table-row table:style-name="Table1.4">
          <table:table-cell table:style-name="Table1.A2" table:number-columns-spanned="5" office:value-type="string">
            <text:p text:style-name="P70">2.1 Serviços de equipamentos: (Aluguel de servidores <text:span text:style-name="T3">web </text:span><text:span text:style-name="T59">para hospedagem do sistema e compra de domínio</text:span>)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9" office:value-type="string">
            <text:p text:style-name="P29"><text:span text:style-name="Fonte_20_parág._20_padrão"><text:span text:style-name="T108">Descrição do Material</text:span></text:span></text:p>
          </table:table-cell>
          <table:table-cell table:style-name="Table1.A19" table:number-columns-spanned="2" office:value-type="string">
            <text:p text:style-name="P29"><text:span text:style-name="Fonte_20_parág._20_padrão"><text:span text:style-name="T108">Quantidade</text:span></text:span></text:p>
          </table:table-cell>
          <table:covered-table-cell/>
          <table:table-cell table:style-name="Table1.A19" office:value-type="string">
            <text:p text:style-name="P29"><text:span text:style-name="Fonte_20_parág._20_padrão"><text:span text:style-name="T108">Valor (unidade – em reais)</text:span></text:span></text:p>
          </table:table-cell>
          <table:table-cell table:style-name="Table1.E19" office:value-type="string">
            <text:p text:style-name="P29"><text:span text:style-name="Fonte_20_parág._20_padrão"><text:span text:style-name="T108">Total R$</text:span></text:span></text:p>
          </table:table-cell>
        </table:table-row>
        <table:table-row table:style-name="Table1.4">
          <table:table-cell table:style-name="Table1.A20" office:value-type="string">
            <text:p text:style-name="P32">Servidor de hospedagem</text:p>
          </table:table-cell>
          <table:table-cell table:style-name="Table1.A20" table:number-columns-spanned="2" office:value-type="string">
            <text:p text:style-name="P32">1</text:p>
          </table:table-cell>
          <table:covered-table-cell/>
          <table:table-cell table:style-name="Table1.A20" office:value-type="string">
            <text:p text:style-name="P32">140,00</text:p>
          </table:table-cell>
          <table:table-cell table:style-name="Table1.E20" office:value-type="string">
            <text:p text:style-name="P32">140,00</text:p>
          </table:table-cell>
        </table:table-row>
        <table:table-row table:style-name="Table1.4">
          <table:table-cell table:style-name="Table1.A20" office:value-type="string">
            <text:p text:style-name="P32">Compra de domínio</text:p>
          </table:table-cell>
          <table:table-cell table:style-name="Table1.A20" table:number-columns-spanned="2" office:value-type="string">
            <text:p text:style-name="P32">1</text:p>
          </table:table-cell>
          <table:covered-table-cell/>
          <table:table-cell table:style-name="Table1.A20" office:value-type="string">
            <text:p text:style-name="P32">30,00</text:p>
          </table:table-cell>
          <table:table-cell table:style-name="Table1.E20" office:value-type="string">
            <text:p text:style-name="P32">30,00</text:p>
          </table:table-cell>
        </table:table-row>
        <table:table-row table:style-name="Table1.4">
          <table:table-cell table:style-name="Table1.A20" office:value-type="string">
            <text:p text:style-name="P29"><text:span text:style-name="Fonte_20_parág._20_padrão"><text:span text:style-name="T106">Subtotal</text:span></text:span></text:p>
          </table:table-cell>
          <table:table-cell table:style-name="Table1.A20" table:number-columns-spanned="2" office:value-type="string">
            <text:p text:style-name="P30"/>
          </table:table-cell>
          <table:covered-table-cell/>
          <table:table-cell table:style-name="Table1.A20" office:value-type="string">
            <text:p text:style-name="P30"/>
          </table:table-cell>
          <table:table-cell table:style-name="Table1.E20" office:value-type="string">
            <text:p text:style-name="P30"><text:span text:style-name="T118">17</text:span>0,00</text:p>
          </table:table-cell>
        </table:table-row>
        <table:table-row table:style-name="Table1.4">
          <table:table-cell table:style-name="Table1.A11" table:number-columns-spanned="5" office:value-type="string">
            <text:p text:style-name="P28"><text:span text:style-name="Fonte_20_parág._20_padrão"><text:span text:style-name="T106">3. RESERVA TÉCNICA/ Despesas Operacionais </text:span></text:span><text:span text:style-name="T106">(10% no total do dispêndio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24" table:number-columns-spanned="2" office:value-type="string">
            <text:p text:style-name="P30">Reserva</text:p>
          </table:table-cell>
          <table:covered-table-cell/>
          <table:table-cell table:style-name="Table1.C24" office:value-type="string">
            <text:p text:style-name="P30">1</text:p>
          </table:table-cell>
          <table:table-cell table:style-name="Table1.D24" office:value-type="string">
            <text:p text:style-name="P30">5<text:span text:style-name="T118">1,71</text:span></text:p>
          </table:table-cell>
          <table:table-cell table:style-name="Table1.E24" office:value-type="string">
            <text:p text:style-name="P30">5<text:span text:style-name="T118">1,71</text:span></text:p>
          </table:table-cell>
        </table:table-row>
        <table:table-row table:style-name="Table1.4">
          <table:table-cell table:style-name="Table1.A25" table:number-columns-spanned="2" office:value-type="string">
            <text:p text:style-name="P29"><text:span text:style-name="Fonte_20_parág._20_padrão"><text:span text:style-name="T106">Subtotal</text:span></text:span></text:p>
          </table:table-cell>
          <table:covered-table-cell/>
          <table:table-cell table:style-name="Table1.C25" office:value-type="string">
            <text:p text:style-name="P30"/>
          </table:table-cell>
          <table:table-cell table:style-name="Table1.D25" office:value-type="string">
            <text:p text:style-name="P30"/>
          </table:table-cell>
          <table:table-cell table:style-name="Table1.E25" office:value-type="string">
            <text:p text:style-name="P30">5<text:span text:style-name="T118">1,71</text:span></text:p>
          </table:table-cell>
        </table:table-row>
        <table:table-row table:style-name="Table1.4">
          <table:table-cell table:style-name="Table1.A26" table:number-rows-spanned="2" table:number-columns-spanned="2" office:value-type="string">
            <text:p text:style-name="P30">TOTAL</text:p>
          </table:table-cell>
          <table:covered-table-cell/>
          <table:table-cell table:style-name="Table1.C26" office:value-type="string">
            <text:p text:style-name="P30">Valor previsto R$</text:p>
          </table:table-cell>
          <table:table-cell table:style-name="Table1.D26" office:value-type="string">
            <text:p text:style-name="P30">Reserva de gastos</text:p>
          </table:table-cell>
          <table:table-cell table:style-name="Table1.E26" office:value-type="string">
            <text:p text:style-name="P30">Total</text:p>
          </table:table-cell>
        </table:table-row>
        <table:table-row table:style-name="Table1.27">
          <table:covered-table-cell/>
          <table:covered-table-cell/>
          <table:table-cell table:style-name="Table1.C27" office:value-type="string">
            <text:p text:style-name="P31">5<text:span text:style-name="T118">17,11</text:span></text:p>
          </table:table-cell>
          <table:table-cell table:style-name="Table1.D27" office:value-type="string">
            <text:p text:style-name="P31">5<text:span text:style-name="T118">1</text:span>,<text:span text:style-name="T118">71</text:span></text:p>
          </table:table-cell>
          <table:table-cell table:style-name="Table1.E27" office:value-type="string">
            <text:p text:style-name="P32">568,82</text:p>
          </table:table-cell>
        </table:table-row>
      </table:table>
      <text:p text:style-name="Legenda_20_de_20_figuras_2f_tabelas">Tabela <text:sequence text:ref-name="refTable0" text:name="Table" text:formula="ooow:Table+1" style:num-format="1">1</text:sequence> - Orçamento do projeto</text:p>
      <text:p text:style-name="P48"><text:soft-page-break/>Após a análise dos objetivos do projeto, foi visto que serão necessários livros para estudo, passagens de ônibus para reuniões, incluso também gastos com material de papelaria, impressões, xerox e encadernações, para assim possibilitar um melhor projeto de pesquisa.</text:p>
      <text:p text:style-name="P17"/>
      <text:p text:style-name="P17"/>
      <text:list xml:id="list131224858429325" text:continue-numbering="true" text:style-name="TCC_20_Univás_3a__20_númeração_20_títulos_20_e_20_subtítulos">
        <text:list-item>
          <text:list>
            <text:list-item>
              <text:h text:style-name="P95" text:outline-level="2"><text:bookmark-start text:name="__RefHeading__7381_1902537627"/>Cronograma<text:bookmark-end text:name="__RefHeading__7381_1902537627"/></text:h>
            </text:list-item>
          </text:list>
        </text:list-item>
      </text:list>
      <text:p text:style-name="P18"/>
      <text:p text:style-name="P18"/>
      <text:p text:style-name="P35">Os cronogramas demonstrados na Tabela 2 e 3 mostram como serão realizadas as etapas do desenvolvimento da pesquisa.</text:p>
      <text:p text:style-name="P19"/>
      <text:p text:style-name="P19"/>
      <text:list xml:id="list131223506304226" text:continue-numbering="true" text:style-name="TCC_20_Univás_3a__20_númeração_20_títulos_20_e_20_subtítulos">
        <text:list-item>
          <text:list>
            <text:list-item>
              <text:list>
                <text:list-item>
                  <text:h text:style-name="P102" text:outline-level="3"><text:bookmark-start text:name="__RefHeading__7383_1902537627"/>Primeiro Semestre de 2015<text:bookmark-end text:name="__RefHeading__7383_1902537627"/></text:h>
                </text:list-item>
              </text:list>
            </text:list-item>
          </text:list>
        </text:list-item>
      </text:list>
      <text:p text:style-name="P20"/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 table:number-columns-repeated="3"/>
        <table:table-column table:style-name="Table2.G"/>
        <table:table-row table:style-name="Table2.1">
          <table:table-cell table:style-name="Table2.A1" office:value-type="string">
            <text:p text:style-name="P34"><draw:connector text:anchor-type="paragraph" draw:z-index="0" draw:name="Conector de seta reta 1" draw:style-name="gr1" draw:type="line" svg:x1="-0.0453in" svg:y1="0.002in" svg:x2="1.5929in" svg:y2="0.4799in" svg:d="M-116 5l4162 1214" svg:viewBox="0 0 4165 1215"><text:p/></draw:connector>Mês</text:p>
            <text:p text:style-name="P51"/>
            <text:p text:style-name="P51">Tarefas</text:p>
          </table:table-cell>
          <table:table-cell table:style-name="Table2.B1" office:value-type="string">
            <text:p text:style-name="P54">DEZ</text:p>
          </table:table-cell>
          <table:table-cell table:style-name="Table2.B1" office:value-type="string">
            <text:p text:style-name="P54">JAN</text:p>
          </table:table-cell>
          <table:table-cell table:style-name="Table2.B1" office:value-type="string">
            <text:p text:style-name="P54">FEV</text:p>
          </table:table-cell>
          <table:table-cell table:style-name="Table2.B1" office:value-type="string">
            <text:p text:style-name="P54">MAR</text:p>
          </table:table-cell>
          <table:table-cell table:style-name="Table2.B1" office:value-type="string">
            <text:p text:style-name="P54">ABR</text:p>
          </table:table-cell>
          <table:table-cell table:style-name="Table2.B1" office:value-type="string">
            <text:p text:style-name="P54">MAI</text:p>
          </table:table-cell>
        </table:table-row>
        <table:table-row table:style-name="Table2.1">
          <table:table-cell table:style-name="Table2.A2" office:value-type="string">
            <text:p text:style-name="P56">Orientação do Pré-projeto</text:p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Formulação do Pré-projeto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Pesquisas dos itens do pré – projeto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Fechamento do pré-projeto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Entrega do pré-projeto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Orientação da Introdução, Objetivos e Justificativa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Formulação da Introdução, Objetivos e Justificativas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Fechamento da Introdução, Objetivos e Justificativas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Entrega da Introdução, Objetivos e Justificativas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63">Estudo da tecnologia OSGi <text:span text:style-name="T180">e desenvolvimento de protótipos</text:span>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63">X</text:p>
          </table:table-cell>
          <table:table-cell table:style-name="Table2.B2" office:value-type="string">
            <text:p text:style-name="P65">X</text:p>
          </table:table-cell>
          <table:table-cell table:style-name="Table2.B2" office:value-type="string">
            <text:p text:style-name="P65">X</text:p>
          </table:table-cell>
        </table:table-row>
        <table:table-row table:style-name="Table2.1">
          <table:table-cell table:style-name="Table2.A2" office:value-type="string">
            <text:p text:style-name="P56">Orientação do Quadro Teórico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Formulação do Quadro Teórico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ext:soft-page-break/>
        <table:table-row table:style-name="Table2.1">
          <table:table-cell table:style-name="Table2.A1" office:value-type="string">
            <text:p text:style-name="P56">Entrega do Quadro Teórico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Orientação do Quadro Metodológico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>X</text:p>
          </table:table-cell>
          <table:table-cell table:style-name="Table2.B2" office:value-type="string">
            <text:p text:style-name="P69"><text:span text:style-name="Fonte_20_parág._20_padrão"><text:span text:style-name="T105">X</text:span></text:span></text:p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Formulação do Quadro Metodológico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69"><text:span text:style-name="Fonte_20_parág._20_padrão"><text:span text:style-name="T104">X</text:span></text:span></text:p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Entrega do Quadro Metodológico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69"><text:span text:style-name="Fonte_20_parág._20_padrão"><text:span text:style-name="T104">X</text:span></text:span></text:p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Revisão do projeto para entrega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62">X</text:p>
          </table:table-cell>
          <table:table-cell table:style-name="Table2.B2" office:value-type="string">
            <text:p text:style-name="P56"/>
          </table:table-cell>
        </table:table-row>
        <table:table-row table:style-name="Table2.1">
          <table:table-cell table:style-name="Table2.A1" office:value-type="string">
            <text:p text:style-name="P56">Entrega dos projetos para qualificação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62">X</text:p>
          </table:table-cell>
        </table:table-row>
        <table:table-row table:style-name="Table2.1">
          <table:table-cell table:style-name="Table2.A1" office:value-type="string">
            <text:p text:style-name="P56">Bancas de qualificação de Projetos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62">X</text:p>
          </table:table-cell>
        </table:table-row>
        <table:table-row table:style-name="Table2.1">
          <table:table-cell table:style-name="Table2.A1" office:value-type="string">
            <text:p text:style-name="P56">Orientações finais dos projetos</text:p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56"/>
          </table:table-cell>
          <table:table-cell table:style-name="Table2.B2" office:value-type="string">
            <text:p text:style-name="P62">X</text:p>
          </table:table-cell>
        </table:table-row>
      </table:table>
      <text:p text:style-name="Legenda_20_de_20_figuras_2f_tabelas">Tabela <text:sequence text:ref-name="refTable1" text:name="Table" text:formula="ooow:Table+1" style:num-format="1">2</text:sequence> - Cronograma do Primeiro Semestre de 2015</text:p>
      <text:p text:style-name="P3"/>
      <text:p text:style-name="P3"/>
      <text:list xml:id="list131223695166992" text:continue-numbering="true" text:style-name="TCC_20_Univás_3a__20_númeração_20_títulos_20_e_20_subtítulos">
        <text:list-item>
          <text:list>
            <text:list-item>
              <text:list>
                <text:list-item>
                  <text:h text:style-name="P103" text:outline-level="3"><text:bookmark-start text:name="__RefHeading__7385_1902537627"/>Segundo Semestre de 2015<text:bookmark-end text:name="__RefHeading__7385_1902537627"/></text:h>
                </text:list-item>
              </text:list>
            </text:list-item>
          </text:list>
        </text:list-item>
      </text:list>
      <text:p text:style-name="P21"/>
      <text:p text:style-name="P21"/>
      <table:table table:name="Tabela1" table:style-name="Tabela1">
        <table:table-column table:style-name="Tabela1.A"/>
        <table:table-column table:style-name="Tabela1.B" table:number-columns-repeated="5"/>
        <table:table-column table:style-name="Tabela1.G" table:number-columns-repeated="2"/>
        <table:table-row table:style-name="Tabela1.1">
          <table:table-cell table:style-name="Tabela1.A1" office:value-type="string">
            <text:p text:style-name="P33">Mês</text:p>
            <text:p text:style-name="P50"/>
            <text:p text:style-name="P52">Tarefas</text:p>
          </table:table-cell>
          <table:table-cell table:style-name="Tabela1.B1" office:value-type="string">
            <text:p text:style-name="P53">JUN</text:p>
          </table:table-cell>
          <table:table-cell table:style-name="Tabela1.A1" office:value-type="string">
            <text:p text:style-name="P50">J<text:span text:style-name="T109">UL</text:span></text:p>
          </table:table-cell>
          <table:table-cell table:style-name="Tabela1.A1" office:value-type="string">
            <text:p text:style-name="P53">AGO</text:p>
          </table:table-cell>
          <table:table-cell table:style-name="Tabela1.A1" office:value-type="string">
            <text:p text:style-name="P53">SET</text:p>
          </table:table-cell>
          <table:table-cell table:style-name="Tabela1.A1" office:value-type="string">
            <text:p text:style-name="P53">OUT</text:p>
          </table:table-cell>
          <table:table-cell table:style-name="Tabela1.A1" office:value-type="string">
            <text:p text:style-name="P53">NOV</text:p>
          </table:table-cell>
          <table:table-cell table:style-name="Tabela1.A1" office:value-type="string">
            <text:p text:style-name="P53">DEZ</text:p>
          </table:table-cell>
        </table:table-row>
        <table:table-row table:style-name="Tabela1.2">
          <table:table-cell table:style-name="Tabela1.A2" office:value-type="string">
            <text:p text:style-name="P57"><text:span text:style-name="T112">D</text:span>esenvolvimento de protótipos</text:p>
          </table:table-cell>
          <table:table-cell table:style-name="Tabela1.B2" office:value-type="string">
            <text:p text:style-name="P57">X</text:p>
          </table:table-cell>
          <table:table-cell table:style-name="Tabela1.B2" office:value-type="string">
            <text:p text:style-name="P65">X</text:p>
          </table:table-cell>
          <table:table-cell table:style-name="Tabela1.B2" office:value-type="string">
            <text:p text:style-name="P67">X</text:p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</table:table-row>
        <table:table-row table:style-name="Tabela1.2">
          <table:table-cell table:style-name="Tabela1.A2" office:value-type="string">
            <text:p text:style-name="P57">Estudo d<text:span text:style-name="T110">e</text:span> <text:span text:style-name="T23">frameworks</text:span><text:span text:style-name="T32"> e </text:span><text:span text:style-name="T15">ferramentas</text:span></text:p>
          </table:table-cell>
          <table:table-cell table:style-name="Tabela1.B2" office:value-type="string">
            <text:p text:style-name="P57">X</text:p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</table:table-row>
        <table:table-row table:style-name="Tabela1.2">
          <table:table-cell table:style-name="Tabela1.A2" office:value-type="string">
            <text:p text:style-name="P57">Desenvolvimento do <text:span text:style-name="T3">softwar</text:span><text:span text:style-name="T11">e</text:span></text:p>
          </table:table-cell>
          <table:table-cell table:style-name="Tabela1.B2" office:value-type="string">
            <text:p text:style-name="P57"/>
          </table:table-cell>
          <table:table-cell table:style-name="Tabela1.B2" office:value-type="string">
            <text:p text:style-name="P57"/>
          </table:table-cell>
          <table:table-cell table:style-name="Tabela1.B2" office:value-type="string">
            <text:p text:style-name="P57">X</text:p>
          </table:table-cell>
          <table:table-cell table:style-name="Tabela1.B2" office:value-type="string">
            <text:p text:style-name="P64">X</text:p>
          </table:table-cell>
          <table:table-cell table:style-name="Tabela1.B2" office:value-type="string">
            <text:p text:style-name="P64">X</text:p>
          </table:table-cell>
          <table:table-cell table:style-name="Tabela1.B2" office:value-type="string">
            <text:p text:style-name="P66">X</text:p>
          </table:table-cell>
          <table:table-cell table:style-name="Tabela1.B2" office:value-type="string">
            <text:p text:style-name="P55"/>
          </table:table-cell>
        </table:table-row>
        <table:table-row table:style-name="Tabela1.2">
          <table:table-cell table:style-name="Tabela1.A2" office:value-type="string">
            <text:p text:style-name="P58">Atualização da pesquisa</text:p>
          </table:table-cell>
          <table:table-cell table:style-name="Tabela1.B2" office:value-type="string">
            <text:p text:style-name="P59"/>
          </table:table-cell>
          <table:table-cell table:style-name="Tabela1.B2" office:value-type="string">
            <text:p text:style-name="P59"/>
          </table:table-cell>
          <table:table-cell table:style-name="Tabela1.B2" office:value-type="string">
            <text:p text:style-name="P59">X</text:p>
          </table:table-cell>
          <table:table-cell table:style-name="Tabela1.B2" office:value-type="string">
            <text:p text:style-name="P59">X</text:p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</table:table-row>
        <table:table-row table:style-name="Tabela1.2">
          <table:table-cell table:style-name="Tabela1.A2" office:value-type="string">
            <text:p text:style-name="P60">Análise e discussão de resultados</text:p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61">X</text:p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</table:table-row>
        <table:table-row table:style-name="Tabela1.2">
          <table:table-cell table:style-name="Tabela1.A2" office:value-type="string">
            <text:p text:style-name="P68">Pré-banca</text:p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61"/>
          </table:table-cell>
          <table:table-cell table:style-name="Tabela1.B2" office:value-type="string">
            <text:p text:style-name="P64">X</text:p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</table:table-row>
        <table:table-row table:style-name="Tabela1.2">
          <table:table-cell table:style-name="Tabela1.A2" office:value-type="string">
            <text:p text:style-name="P61">Redação final do TCC</text:p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61">X</text:p>
          </table:table-cell>
          <table:table-cell table:style-name="Tabela1.B2" office:value-type="string">
            <text:p text:style-name="P61">X</text:p>
          </table:table-cell>
          <table:table-cell table:style-name="Tabela1.B2" office:value-type="string">
            <text:p text:style-name="P55"/>
          </table:table-cell>
        </table:table-row>
        <table:table-row table:style-name="Tabela1.2">
          <table:table-cell table:style-name="Tabela1.A2" office:value-type="string">
            <text:p text:style-name="P61">Defesa pública</text:p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61">X</text:p>
          </table:table-cell>
          <table:table-cell table:style-name="Tabela1.B2" office:value-type="string">
            <text:p text:style-name="P55"/>
          </table:table-cell>
        </table:table-row>
        <table:table-row table:style-name="Tabela1.2">
          <table:table-cell table:style-name="Tabela1.A2" office:value-type="string">
            <text:p text:style-name="P61">Acertos finais para capa dura</text:p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61">X</text:p>
          </table:table-cell>
          <table:table-cell table:style-name="Tabela1.B2" office:value-type="string">
            <text:p text:style-name="P61">X</text:p>
          </table:table-cell>
        </table:table-row>
        <table:table-row table:style-name="Tabela1.2">
          <table:table-cell table:style-name="Tabela1.A2" office:value-type="string">
            <text:p text:style-name="P61">Entrega <text:span text:style-name="T111">da capa dura</text:span></text:p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55"/>
          </table:table-cell>
          <table:table-cell table:style-name="Tabela1.B2" office:value-type="string">
            <text:p text:style-name="P60">X</text:p>
          </table:table-cell>
        </table:table-row>
      </table:table>
      <text:p text:style-name="Legenda_20_de_20_figuras_2f_tabelas">Tabela <text:sequence text:ref-name="refTable2" text:name="Table" text:formula="ooow:Table+1" style:num-format="1">3</text:sequence> - Cronograma do Segundo Semestre de 2015</text:p>
      <text:p text:style-name="P3"/>
      <text:p text:style-name="P3"/>
      <text:p text:style-name="P36"><text:soft-page-break/>Estas etapas <text:span text:style-name="T117">foram e </text:span>têm em vista serem seguidas minuciosamente, sabendo que poderão sofrer alterações <text:span text:style-name="T117">de eventos futuros a data de entrega dessa pesquisa</text:span>.</text:p>
      <text:list xml:id="list131223995953535" text:continue-numbering="true" text:style-name="TCC_20_Univás_3a__20_númeração_20_títulos_20_e_20_subtítulos">
        <text:list-header>
          <text:h text:style-name="P89" text:outline-level="1"><text:bookmark-start text:name="__RefHeading__5035_361370671"/>Referências<text:bookmark-end text:name="__RefHeading__5035_361370671"/></text:h>
        </text:list-header>
      </text:list>
      <text:p text:style-name="P4"/>
      <text:p text:style-name="P7"/>
      <text:p text:style-name="P72">APACHE. <text:span text:style-name="T66">OSGi Frequently Asked Questions</text:span>. 2015. Disponível em http://felix.apache.org/documentation/tutorials-examples-and-presentations/apache-felix-osgi-faq.html. Acesso em 16 de junho, 2015.</text:p>
      <text:p text:style-name="P72"/>
      <text:p text:style-name="P73">APACHE. <text:span text:style-name="T66">What is maven</text:span>. 2015. Disponível em http://maven.apache.org/what-is-maven.html. Acesso em 16 de junho, 2015.</text:p>
      <text:p text:style-name="P72"/>
      <text:p text:style-name="P72">APPOLINÁRIO, F<text:span text:style-name="T101">á</text:span>bio. <text:span text:style-name="T66">Dicionário de metodologia:</text:span> um guia para a produção do conhecimento científico. São Paulo: Atlas, 2004.</text:p>
      <text:p text:style-name="P72"/>
      <text:p text:style-name="P72"><text:span text:style-name="T113">BORBA, Paulo. </text:span><text:span text:style-name="T68">Aspectos de Modularização</text:span><text:span text:style-name="T79">. 2015. Disponível em http://www.di.ufpe.br/~java/graduacao961/aulas/aula4/aula4.html. Acesso em 21 de junho, 2015.</text:span></text:p>
      <text:p text:style-name="P72"/>
      <text:p text:style-name="P72">BARTLETT, <text:span text:style-name="T18">Neil.</text:span> <text:span text:style-name="T66">OSGi In </text:span><text:span text:style-name="T41">Practice</text:span><text:span text:style-name="T18">.</text:span> 2009.</text:p>
      <text:p text:style-name="P72"/>
      <text:p text:style-name="P72"><text:span text:style-name="T35">BOSSCHAERT, </text:span><text:span text:style-name="T36">David. </text:span><text:span text:style-name="T38">OSGi in Depth</text:span><text:span text:style-name="T36">. </text:span><text:span text:style-name="T37">Shelter Island: Manning Publications Co, 2012</text:span></text:p>
      <text:p text:style-name="P74"/>
      <text:p text:style-name="P72">CAELUM. <text:span text:style-name="T66">Apostila Desenvolvimento Web com HTML, CSS e JavaScript</text:span>. 2015. Disponível em https://www.caelum.com.br/apostila-html-css-javascript/javascript-einteratividade-na-web/. Acesso em 08 de março, 2015.</text:p>
      <text:p text:style-name="P72"/>
      <text:p text:style-name="P72">CAELUM. <text:span text:style-name="T66">Apostila Java e Orientação a Objetos</text:span>. 2015. Disponível em http://www.caelum.com.br/apostila-java-orientacao-objetos/. Acesso em 08 de março, 2015.</text:p>
      <text:p text:style-name="P72"/>
      <text:p text:style-name="P72">CLARO, Daniela Barreiro; SOBRAL, João Bosco Mangueira. <text:span text:style-name="T66">Programação em Java</text:span>. Santa Catarina: Copyleft <text:span text:style-name="T18">Pearson</text:span> <text:span text:style-name="T18">Education</text:span>, 2008.</text:p>
      <text:p text:style-name="P72"/>
      <text:p text:style-name="P72"><text:span text:style-name="T170">COSTA, Gabriel. </text:span><text:span text:style-name="T72">O que é bootstrap?</text:span><text:span text:style-name="T94"> 2014. Disponível em http://www.tutorialwebdesign.com.br/o-que-e-bootstrap/. Acesso em 09 </text:span><text:span text:style-name="T95">de agosto, 2015.</text:span></text:p>
      <text:p text:style-name="P72"/>
      <text:p text:style-name="P72">DEITEL, <text:span text:style-name="T18">Harvey</text:span> <text:span text:style-name="T18">Matt</text:span>; DEITEL, Paul John. <text:span text:style-name="T66">Java </text:span><text:span text:style-name="T41">How</text:span><text:span text:style-name="T66"> to </text:span><text:span text:style-name="T41">Program</text:span><text:span text:style-name="T18">.</text:span> 8. ed. Edson <text:span text:style-name="T18">Furmankiewicz.</text:span> São Paulo: <text:span text:style-name="T18">Pearson</text:span> <text:span text:style-name="T18">Prentice</text:span> Hall, 2010.</text:p>
      <text:p text:style-name="P72"/>
      <text:p text:style-name="P72">DEVMEDIA. <text:span text:style-name="T66">Introdução ao </text:span><text:span text:style-name="T41">Spring</text:span><text:span text:style-name="T66"> </text:span><text:span text:style-name="T41">Framework</text:span><text:span text:style-name="T18">.</text:span> 2015. Disponível em http://www.devmedia.com.br/introducao-ao-spring-framework/26212. Acesso em 10 de março, 2015.</text:p>
      <text:p text:style-name="P72"/>
      <text:p text:style-name="P75">DEVMEDIA. <text:span text:style-name="T66">Novidades do GlassFish 3.1</text:span>. 2011. Disponível em: http://www.devmedia.com.br/novidades-do-glassfish-3-1-artigo-java-magazine-91/21124. Acesso em 19 de junho, 2015.</text:p>
      <text:p text:style-name="P72"/>
      <text:p text:style-name="P72">DURHAM, <text:span text:style-name="T18">Ala</text:span><text:span text:style-name="T46">n</text:span>; JOHNSON, <text:span text:style-name="T18">Ralph.</text:span> <text:span text:style-name="T77">A </text:span><text:span text:style-name="T45">Framework</text:span><text:span text:style-name="T77"> for </text:span><text:span text:style-name="T45">Run-time</text:span><text:span text:style-name="T77"> </text:span><text:span text:style-name="T45">Systems</text:span><text:span text:style-name="T77"> </text:span><text:span text:style-name="T45">and</text:span><text:span text:style-name="T77"> </text:span><text:span text:style-name="T45">its</text:span><text:span text:style-name="T77"> Visual </text:span><text:soft-page-break/><text:span text:style-name="T45">Programming</text:span><text:span text:style-name="T77"> </text:span><text:span text:style-name="T45">Language</text:span><text:span text:style-name="T18">.</text:span> In: <text:span text:style-name="T66">OBJECT-ORIENTED PROGRAMMING SYSTEMS, LANGUAGES, AND APPLICATIONS</text:span>. <text:span text:style-name="T18">San</text:span> <text:span text:style-name="T18">Jose</text:span>, CA, 1996, p. 20-25.</text:p>
      <text:p text:style-name="P72"/>
      <text:p text:style-name="P72">FERNANDES, Leonardo. <text:span text:style-name="T66">OSGi e os benefícios de uma Arquitetura Modular</text:span>. 37.ed. 2009. p. 27-35.</text:p>
      <text:p text:style-name="P72"/>
      <text:p text:style-name="P72">GAMA, <text:span text:style-name="T18">Kiev.</text:span><text:span text:style-name="T66"> Uma visão geral sobre a plataforma OSGi</text:span>. 2008. Disponível em https://kievgama.wordpress.com/2008/11/24/um-pouco-de-osgi-em-portugues/. Acesso em 09 de março, 2015.</text:p>
      <text:p text:style-name="P72"/>
      <text:p text:style-name="P72"><text:span text:style-name="T100">GIL, Antônio Carlos. </text:span><text:span text:style-name="T67">Como elaborar projetos de pesquisa</text:span><text:span text:style-name="T100">. São Paulo: Atlas, 2002.</text:span></text:p>
      <text:p text:style-name="P72"/>
      <text:p text:style-name="P76">GON<text:span text:style-name="T171">Ç</text:span>ALVES, Antonio. <text:span text:style-name="T41">Beginning</text:span><text:span text:style-name="T66"> Java EE 6 </text:span><text:span text:style-name="T71">Platform</text:span><text:span text:style-name="T66"> </text:span><text:span text:style-name="T41">with</text:span><text:span text:style-name="T66"> GlassFish 3</text:span>. <text:span text:style-name="T116">Nova York: Springer Science+Businnes Media, LCC.</text:span> 2010.</text:p>
      <text:p text:style-name="P72"/>
      <text:p text:style-name="P77">JERSEY. <text:span text:style-name="T66">Jersey</text:span>: RESTful Web Services in Java. 2015. <text:s/>Disponível em https://jersey.java.net/. Acesso em 10 de agosto, 2015.</text:p>
      <text:p text:style-name="P72"/>
      <text:p text:style-name="P72">KIOSKEA. <text:span text:style-name="T66">Condução de reunião</text:span>. 2014. Disponível em http://pt.kioskea.net/contents/579-conducao-de-reuniao. Acesso em 16 de abril, 2015.</text:p>
      <text:p text:style-name="P72"/>
      <text:p text:style-name="P72">KNOERNSCHILD, <text:span text:style-name="T18">Kirk.</text:span> <text:span text:style-name="T66">Java </text:span><text:span text:style-name="T70">A</text:span><text:span text:style-name="T41">pplication</text:span><text:span text:style-name="T66"> </text:span><text:span text:style-name="T70">A</text:span><text:span text:style-name="T41">rchitecture</text:span><text:span text:style-name="T66">:</text:span> <text:span text:style-name="T115">M</text:span><text:span text:style-name="T18">odularity</text:span> <text:span text:style-name="T115">P</text:span><text:span text:style-name="T18">atterns</text:span> <text:span text:style-name="T18">with</text:span> <text:span text:style-name="T115">E</text:span><text:span text:style-name="T18">xamples</text:span> <text:span text:style-name="T115">U</text:span><text:span text:style-name="T18">sing</text:span> OSGi. <text:span text:style-name="T18">Crawfordsville</text:span>: <text:span text:style-name="T18">Pearson</text:span> <text:span text:style-name="T18">Education</text:span>, 2012.</text:p>
      <text:p text:style-name="P72"/>
      <text:p text:style-name="P72"><text:span text:style-name="T172">LIRA</text:span>, <text:tab/><text:span text:style-name="T172">Douglas</text:span>; <text:span text:style-name="T173">Schmitz</text:span>, <text:span text:style-name="T172">Daniel</text:span>. <text:span text:style-name="T73">AngularJS na prática</text:span><text:span text:style-name="T96">. São Paulo:</text:span> Leanpub, <text:span text:style-name="T172">2014</text:span>.</text:p>
      <text:p text:style-name="P72"/>
      <text:p text:style-name="P72">LUCENA, Fábio Nogueira de. <text:span text:style-name="T66">Introdução ao </text:span><text:span text:style-name="T41">Equinox</text:span><text:span text:style-name="T18">.</text:span> 2010. Disponível em https://code.google.com/p/exemplos/<text:span text:style-name="T18">wiki</text:span>/<text:span text:style-name="T18">equinox.</text:span> Acesso em 09 de março, 2015.</text:p>
      <text:p text:style-name="P72"/>
      <text:p text:style-name="P72">MADEIRA, Marcelo. <text:span text:style-name="T66">OSGi – Modularizando sua aplicação</text:span>. 2009. Disponível em https://celodemelo.wordpress.com/2009/11/12/osgi-modularizando-sua-aplicacao/. Acesso em 09 de março, 2015.</text:p>
      <text:p text:style-name="P72"/>
      <text:p text:style-name="P72">MALCHER, Marcelo Andrade da Gama. <text:span text:style-name="T66">OSGi Distribuído: </text:span><text:span text:style-name="T45">deployment</text:span><text:span text:style-name="T77"> local e execução remota. Monografia de Seminários de Sistemas Distribuídos. Pontifíc</text:span><text:span text:style-name="T78">i</text:span><text:span text:style-name="T77">a Universidade Católica do Rio de Janeiro, 2008.</text:span></text:p>
      <text:p text:style-name="P72"/>
      <text:p text:style-name="P72"><text:span text:style-name="T174">MARIE, Victor. </text:span><text:span text:style-name="T74">Bootsrapt e formulários HTML5.</text:span><text:span text:style-name="T97"> 2015. Disponível em http://www.caelum.com.br/apostila-html-css-javascript/bootstrap-e-formularios-html5/. Acesso em 09 </text:span><text:span text:style-name="T94">de agosto, 2015</text:span><text:span text:style-name="T97">.</text:span></text:p>
      <text:p text:style-name="P72"/>
      <text:p text:style-name="P72">MAUJOR. <text:span text:style-name="T66">Site sobre CSS e Padrões Web:</text:span> Por que CSS?. 2015. Disponível <text:span text:style-name="T102">em http</text:span>://www.maujor.com/index.php. Acesso em 08 de março, 2015.</text:p>
      <text:p text:style-name="P72"/>
      <text:p text:style-name="P72">MAYWORM, Marcelo. <text:span text:style-name="T66">OSGi Distribuída:</text:span> Uma Visão Geral. 42.ed. 2010. p. 60-67.</text:p>
      <text:p text:style-name="P72"/>
      <text:p text:style-name="P72">MILANI, André. PostgreSQL: <text:span text:style-name="T66">Guia do Programador</text:span>. São Paulo: <text:span text:style-name="T18">Novatec</text:span> Editora, 2008.</text:p>
      <text:p text:style-name="P72"/>
      <text:p text:style-name="P72"><text:soft-page-break/>Mozilla <text:span text:style-name="T18">Developer</text:span> <text:span text:style-name="T18">Network.</text:span> <text:span text:style-name="T66">CSS</text:span>. 2015. Disponível em: https://developer.mozilla.org/<text:span text:style-name="T18">pt-BR</text:span>/<text:span text:style-name="T18">docs</text:span>/Web/CSS. Acesso em 08 de março, 2015.</text:p>
      <text:p text:style-name="P72"/>
      <text:p text:style-name="P72">Mozilla <text:span text:style-name="T18">Developer</text:span> <text:span text:style-name="T18">Network.</text:span> <text:span text:style-name="T66">HTML</text:span>. 2014. Disponível em: https://developer.mozilla.org/<text:span text:style-name="T18">pt-BR</text:span>/<text:span text:style-name="T18">docs</text:span>/Web/HTML. Acesso em 07 de março, 2015.</text:p>
      <text:p text:style-name="P72"/>
      <text:p text:style-name="P72"><text:span text:style-name="T77">Mozilla </text:span><text:span text:style-name="T45">Developer</text:span><text:span text:style-name="T77"> </text:span><text:span text:style-name="T45">Network.</text:span><text:span text:style-name="T77"> </text:span><text:span text:style-name="T66">JavaScript</text:span><text:span text:style-name="T77">. 2015. Disponível em: https://developer.mozilla.org/pt-BR/</text:span><text:span text:style-name="T45">docs</text:span><text:span text:style-name="T77">/Web/JavaScript. Acesso em 08 de março, 2015.</text:span></text:p>
      <text:p text:style-name="P72"/>
      <text:p text:style-name="P72">Mozilla <text:span text:style-name="T18">Developer</text:span> <text:span text:style-name="T18">Network.</text:span> <text:span text:style-name="T66">JavaScript </text:span><text:span text:style-name="T41">language</text:span><text:span text:style-name="T66"> </text:span><text:span text:style-name="T41">resources</text:span><text:span text:style-name="T18">.</text:span> 2014. Disponível em https://developer.mozilla.org/en-US/<text:span text:style-name="T18">docs</text:span>/Web/JavaScript/<text:span text:style-name="T18">Language</text:span>_<text:span text:style-name="T18">Resources.</text:span> Acesso em 08 de março, 2015.</text:p>
      <text:p text:style-name="P72"/>
      <text:p text:style-name="P72"><text:span text:style-name="T175">OLIVEIRA, Eric. </text:span><text:span text:style-name="T75">Aprenda AngularJS com estes 5 Exemplos Práticos.</text:span><text:span text:style-name="T98"> 2013. Disponível em http://javascriptbrasil.com/2013/10/23/aprenda-angularjs-com-estes-5-exemplos-praticos/. Acesso em 09 </text:span><text:span text:style-name="T99">de agosto, 2015</text:span><text:span text:style-name="T98">.</text:span></text:p>
      <text:p text:style-name="P72"/>
      <text:p text:style-name="P72">OSGI ALLIANCE. <text:span text:style-name="T66">OSGi</text:span><text:span text:style-name="T77">.</text:span> 2015. Disponível em http://www.osgi.org/Main/<text:span text:style-name="T18">HomePage.</text:span> Acesso em 08 de março, 2015.</text:p>
      <text:p text:style-name="P72"/>
      <text:p text:style-name="P72"><text:span text:style-name="T176">ORACLE. </text:span><text:span text:style-name="T44">Difference</text:span><text:span text:style-name="T76"> </text:span><text:span text:style-name="T44">between</text:span><text:span text:style-name="T76"> GlassFish </text:span><text:span text:style-name="T44">Open</text:span><text:span text:style-name="T76"> </text:span><text:span text:style-name="T44">Source</text:span><text:span text:style-name="T76"> </text:span><text:span text:style-name="T44">and</text:span><text:span text:style-name="T76"> </text:span><text:span text:style-name="T44">Commercial</text:span><text:span text:style-name="T76"> </text:span><text:span text:style-name="T44">Editions</text:span><text:span text:style-name="T57">.</text:span><text:span text:style-name="T176"> 2011. Disponível em https://blogs.oracle.com/GlassFishForBusiness/entry/difference_between_glassfish_open_source. Acesso em 20 de junho, 2015.</text:span></text:p>
      <text:p text:style-name="P72"/>
      <text:p text:style-name="P78">SAUDATE, Alexandre. <text:span text:style-name="T66">REST</text:span>: Construa API's inteligentes de maneira simples. São Paulo: Casa do Código, 2013.</text:p>
      <text:p text:style-name="P72"/>
      <text:p text:style-name="P79"><text:span text:style-name="T177">SANTOS</text:span>, Walter dos. <text:span text:style-name="T66">Introdução ao Apache Maven</text:span>. Belo Horizonte: Eteg Tecnologia da Informação Ltda, 2008.</text:p>
      <text:p text:style-name="P79"/>
      <text:p text:style-name="P78">SANTOS, Wagner Roberto dos. <text:span text:style-name="T66">RESTful Web Services e a API JAX-RS</text:span>. 2009. Disponível em http://www.univale.com.br/unisite/mundo-j/artigos/35RESTful.pdf. Acesso em 08 de agosto, 2015.</text:p>
      <text:p text:style-name="P72"/>
      <text:p text:style-name="P72">SILVA, Maurício <text:span text:style-name="T18">Samy.</text:span> <text:span text:style-name="T66">CSS3:</text:span> Desenvolva aplicações web profissionais com uso dos poderosos recursos de estilização das CSS3. São Paulo: Novatec Editora, 2012.</text:p>
      <text:p text:style-name="P72"/>
      <text:p text:style-name="P72">SILVA, Maurício Samy. <text:span text:style-name="T66">HTML5</text:span>: A linguagem de marcação que revolucionou a web. São Paulo: Novatec Editora, 2011.</text:p>
      <text:p text:style-name="P72"/>
      <text:p text:style-name="P72">SILVA, Maurício Samy. <text:span text:style-name="T66">JavaScript:</text:span> Guia do Programador. São Paulo: Novatec Editora, 2010.</text:p>
      <text:p text:style-name="P72"/>
      <text:p text:style-name="P72">SOUZA, Arthur Câmara; AMARAL, Hugo <text:span text:style-name="T18">Richard</text:span>; LIZARDO, <text:span text:style-name="T103">Luis</text:span> Eduardo O. <text:span text:style-name="T66">PostgreSQL:</text:span> uma alternativa para sistemas gerenciadores de banco de dados de código aberto. In: Anais do Congresso Nacional Universidade, EAD e Software Livre, 2012.</text:p>
      <text:p text:style-name="P72"/>
      <text:p text:style-name="P72"><text:soft-page-break/><text:span text:style-name="T132">STERN, </text:span><text:span text:style-name="Strong_20_Emphasis"><text:span text:style-name="T133">Eduardo Hoelz</text:span></text:span><text:span text:style-name="T132">. </text:span><text:span text:style-name="T134">PostgreSQL</text:span><text:span text:style-name="T132"> - Introducao e Conceitos. 2003.</text:span> Disponível em <text:span text:style-name="T178">http://www.devmedia.com.br/artigo-sql-magazine-6-postgresql-introducao-e-conceitos/7185</text:span>. Acesso em <text:span text:style-name="T178">10</text:span> de <text:span text:style-name="T178">agosto</text:span>, 2015.</text:p>
      <text:p text:style-name="P72"/>
      <text:p text:style-name="P72"><text:span text:style-name="T114">USP. </text:span><text:span text:style-name="T69">Fundamentos do projeto de software</text:span><text:span text:style-name="T114">. 2015. Disponível em http://www.pcs.usp.br/~pcs722/98/Objetos/bases.html. Acesso em 21 de junho, 2015.</text:span></text:p>
      <text:p text:style-name="P72"/>
      <text:p text:style-name="P72">W3C. <text:span text:style-name="T41">About</text:span><text:span text:style-name="T66"> W3C</text:span>. 2015. Disponível em http://www.w3.<text:span text:style-name="T18">org</text:span>/Consortium/. Acesso em 07 de março, 2015.</text:p>
      <text:p text:style-name="P72"/>
      <text:p text:style-name="P72">W3C. <text:span text:style-name="T41">What</text:span><text:span text:style-name="T66"> is CSS?</text:span>. 2015. Disponível em http://www.w3.org/<text:span text:style-name="T18">Style</text:span>/CSS/. Acesso em 08 de março, 201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CC_20_Univás" style:display-name="TCC Univás" style:family="paragraph" style:parent-style-name="Standard" style:class="text">
      <style:text-properties style:font-name="Times New Roman" fo:font-family="'Times New Roman'" style:font-style-name="Normal" style:font-family-generic="roman" style:font-pitch="variable" style:font-size-asian="10.5pt"/>
    </style:style>
    <style:style style:name="Capa_3a__20_título" style:display-name="Capa: título" style:family="paragraph" style:parent-style-name="TCC_20_Univás" style:class="text">
      <style:paragraph-properties fo:text-align="center" style:justify-single-word="false"/>
      <style:text-properties fo:text-transform="uppercase" fo:font-size="16pt" fo:font-weight="bold" style:font-size-asian="10.5pt"/>
    </style:style>
    <style:style style:name="Capa_3a__20_identificações" style:display-name="Capa: identificações" style:family="paragraph" style:parent-style-name="TCC_20_Univás" style:class="text" style:master-page-name="">
      <style:paragraph-properties fo:text-align="center" style:justify-single-word="false" style:page-number="auto"/>
      <style:text-properties fo:text-transform="uppercase" fo:font-size="14pt" fo:font-weight="bold" style:font-size-asian="10.5pt"/>
    </style:style>
    <style:style style:name="Capa_3a__20_texto" style:display-name="Capa: texto" style:family="paragraph" style:parent-style-name="TCC_20_Univás" style:class="text" style:master-page-name="">
      <style:paragraph-properties fo:margin-left="3.1492in" fo:margin-right="0in" fo:text-indent="0in" style:auto-text-indent="false" style:page-number="auto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492in" style:type="center"/>
          <style:tab-stop style:position="6.2992in" style:type="right"/>
        </style:tab-stops>
      </style:paragraph-properties>
    </style:style>
    <style:style style:name="Rodapé_3a__20_númeração_20_de_20_páginas" style:display-name="Rodapé: númeração de páginas" style:family="paragraph" style:parent-style-name="TCC_20_Univás" style:class="extra" style:master-page-name="Standard">
      <style:paragraph-properties fo:text-align="end" style:justify-single-word="false" style:register-true="true" style:page-number="5" fo:break-before="auto" fo:break-after="auto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as_3a__20_titulos" style:display-name="Listas: titulos" style:family="paragraph" style:parent-style-name="TCC_20_Univás">
      <style:paragraph-properties fo:margin-top="0in" fo:margin-bottom="0.7083in" loext:contextual-spacing="false" fo:text-align="center" style:justify-single-word="false"/>
      <style:text-properties fo:text-transform="uppercase" fo:font-size="14pt" fo:font-weight="bold" style:font-size-asian="10.5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Listas_3a__20_textos" style:display-name="Listas: textos" style:family="paragraph" style:parent-style-name="TCC_20_Univás">
      <style:paragraph-properties fo:line-height="150%"/>
      <style:text-properties style:font-size-asian="10.5pt"/>
    </style:style>
    <style:style style:name="Sumário_3a__20_título" style:display-name="Sumário: título" style:family="paragraph" style:parent-style-name="TCC_20_Univás" style:master-page-name="">
      <style:paragraph-properties fo:margin-top="0in" fo:margin-bottom="0.7083in" loext:contextual-spacing="false" fo:text-align="center" style:justify-single-word="false" style:page-number="auto"/>
      <style:text-properties fo:text-transform="uppercase" fo:font-size="14pt" fo:font-weight="bold" style:font-size-asian="10.5pt"/>
    </style:style>
    <style:style style:name="Sumário_3a__20_itens_20_nível_20_1" style:display-name="Sumário: itens nível 1" style:family="paragraph" style:parent-style-name="TCC_20_Univás">
      <style:paragraph-properties fo:line-height="150%"/>
      <style:text-properties fo:text-transform="uppercase" style:font-size-asian="10.5pt"/>
    </style:style>
    <style:style style:name="Sumário_3a__20_itens_20_nível_20_2" style:display-name="Sumário: itens nível 2" style:family="paragraph" style:parent-style-name="TCC_20_Univás" style:master-page-name="">
      <style:paragraph-properties fo:margin-left="0.1965in" fo:margin-right="0in" fo:line-height="150%" fo:text-indent="0in" style:auto-text-indent="false" style:page-number="auto"/>
      <style:text-properties style:font-size-asian="10.5pt"/>
    </style:style>
    <style:style style:name="Corpo_20_do_20_texto_3a__20_título_20__28_geral_29_" style:display-name="Corpo do texto: título (geral)" style:family="paragraph" style:parent-style-name="TCC_20_Univás" style:next-style-name="Corpo_20_do_20_texto_3a__20_texto_20__28_geral_29_" style:default-outline-level="1" style:list-style-name="TCC_20_Univás_3a__20_númeração_20_títulos_20_e_20_subtítulos">
      <style:paragraph-properties fo:margin-left="0in" fo:margin-right="0in" fo:line-height="150%" fo:text-indent="0in" style:auto-text-indent="false" text:number-lines="true" text:line-number="2"/>
      <style:text-properties fo:text-transform="uppercase" fo:font-size="14pt" fo:font-weight="bold" style:font-size-asian="10.5pt"/>
    </style:style>
    <style:style style:name="Corpo_20_do_20_texto_3a__20_subtítulos_20_1" style:display-name="Corpo do texto: subtítulos 1" style:family="paragraph" style:parent-style-name="TCC_20_Univás" style:next-style-name="Corpo_20_do_20_texto_3a__20_texto_20__28_geral_29_" style:default-outline-level="2" style:list-style-name="TCC_20_Univás_3a__20_númeração_20_títulos_20_e_20_subtítulos" style:master-page-name="">
      <style:paragraph-properties fo:margin-left="0in" fo:margin-right="0in" fo:line-height="150%" fo:text-indent="0in" style:auto-text-indent="false" style:page-number="auto" fo:background-color="transparent">
        <style:background-image/>
      </style:paragraph-properties>
      <style:text-properties fo:font-weight="bold" style:font-size-asian="10.5pt"/>
    </style:style>
    <style:style style:name="Corpo_20_do_20_texto_3a__20_texto_20__28_geral_29_" style:display-name="Corpo do texto: texto (geral)" style:family="paragraph" style:parent-style-name="TCC_20_Univás">
      <style:paragraph-properties fo:margin-left="0in" fo:margin-right="0in" fo:line-height="150%" fo:text-align="justify" style:justify-single-word="false" fo:text-indent="0.4925in" style:auto-text-indent="false"/>
      <style:text-properties style:font-size-asian="10.5pt"/>
    </style:style>
    <style:style style:name="Corpo_20_do_20_texto_3a__20_texto_20__28_referência_29_" style:display-name="Corpo do texto: texto (referência)" style:family="paragraph" style:parent-style-name="TCC_20_Univás" style:master-page-name="">
      <style:paragraph-properties fo:line-height="100%" style:page-number="auto"/>
      <style:text-properties style:font-size-asian="10.5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otas_20_de_20_rodapé" style:display-name="Notas de rodapé" style:family="paragraph" style:parent-style-name="TCC_20_Univás" style:master-page-name="">
      <style:paragraph-properties fo:margin-left="0.2362in" fo:margin-right="0in" fo:text-indent="-0.2362in" style:auto-text-indent="false" style:page-number="auto">
        <style:tab-stops/>
      </style:paragraph-properties>
      <style:text-properties fo:font-size="8pt" style:font-size-asian="10.5pt"/>
    </style:style>
    <style:style style:name="Corpo_20_do_20_texto_3a__20_subtítulos_20_2" style:display-name="Corpo do texto: subtítulos 2" style:family="paragraph" style:parent-style-name="TCC_20_Univás" style:next-style-name="Corpo_20_do_20_texto_3a__20_texto_20__28_geral_29_" style:default-outline-level="3" style:list-style-name="TCC_20_Univás_3a__20_númeração_20_títulos_20_e_20_subtítulos">
      <style:paragraph-properties fo:margin-left="0in" fo:margin-right="0in" fo:line-height="150%" fo:text-indent="0in" style:auto-text-indent="false"/>
      <style:text-properties fo:font-weight="bold" style:font-size-asian="10.5pt"/>
    </style:style>
    <style:style style:name="Sumário_3a__20_itens_20_nível_20_3" style:display-name="Sumário: itens nível 3" style:family="paragraph" style:parent-style-name="TCC_20_Univás">
      <style:paragraph-properties fo:margin-left="0.4in" fo:margin-right="0in" fo:line-height="150%" fo:text-indent="0in" style:auto-text-indent="false"/>
      <style:text-properties style:font-size-asian="10.5pt"/>
    </style:style>
    <style:style style:name="Legenda_20_de_20_figuras_2f_tabelas" style:display-name="Legenda de figuras/tabelas" style:family="paragraph" style:parent-style-name="TCC_20_Univás" style:master-page-name="">
      <style:paragraph-properties fo:margin-top="0in" fo:margin-bottom="0in" loext:contextual-spacing="false" fo:text-align="center" style:justify-single-word="false" style:page-number="auto"/>
      <style:text-properties fo:font-size="8pt" style:font-size-asian="10.5pt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rpo_20_do_20_texto_3a__20_subtítulos_20_3" style:display-name="Corpo do texto: subtítulos 3" style:family="paragraph" style:parent-style-name="TCC_20_Univás" style:next-style-name="Corpo_20_do_20_texto_3a__20_texto_20__28_geral_29_" style:default-outline-level="4" style:list-style-name="TCC_20_Univás_3a__20_númeração_20_títulos_20_e_20_subtítulos" style:class="text">
      <style:paragraph-properties fo:margin-left="0in" fo:margin-right="0in" fo:line-height="150%" fo:text-indent="0in" style:auto-text-indent="false"/>
      <style:text-properties fo:font-weight="bold" style:font-size-asian="10.5pt"/>
    </style:style>
    <style:style style:name="Sumário_3a__20_itens_20_nível_20_4" style:display-name="Sumário: itens nível 4" style:family="paragraph" style:parent-style-name="TCC_20_Univás" style:class="text" style:master-page-name="">
      <style:paragraph-properties fo:margin-left="0.6in" fo:margin-right="0in" fo:line-height="150%" fo:text-indent="0in" style:auto-text-indent="false" style:page-number="auto"/>
      <style:text-properties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nte_20_parág._20_padrão" style:display-name="Fonte parág. padrão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TCC_20_Univás_3a__20_númeração_20_títulos_20_e_20_subtítulos" style:display-name="TCC Univás: númeração títulos e subtítulos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1.1811in" fo:margin-bottom="0.7874in" fo:margin-left="1.1811in" fo:margin-right="0.7874in" fo:background-color="transparent" style:register-truth-ref-style-name="Rodapé_3a__20_númeração_20_de_20_páginas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1.1811in" fo:margin-bottom="0.7874in" fo:margin-left="1.1811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Footer"><text:page-number text:select-page="current">0</text:page-number></text:p>
      </style:footer>
    </style:master-page>
    <style:master-page style:name="TCC_20_Univás_3a__20_elementos_20_pré-textuais" style:display-name="TCC Univás: elementos pré-textuais" style:page-layout-name="Mpm3"/>
    <style:master-page style:name="First_20_Page" style:display-name="First Page" style:page-layout-name="Mpm1" style:next-style-name="Standard"/>
    <style:master-page style:name="TCC_20_Univás_3a__20_elementos_20_textuais_20__28_com_20_núm._20_pág._29_" style:display-name="TCC Univás: elementos textuais (com núm. pág.)" style:page-layout-name="Mpm4">
      <style:footer>
        <text:p text:style-name="Rodapé_3a__20_númeração_20_de_20_páginas"><text:page-number text:select-page="current">21</text:page-number></text:p>
      </style:footer>
    </style:master-page>
    <style:master-page style:name="TCC_20_Univás_3a__20_elementos_20_textuais_20__28_sem_20_núm._20_pág._29_" style:display-name="TCC Univás: elementos textuais (sem núm. pág.)" style:page-layout-name="Mpm5" style:next-style-name="TCC_20_Univás_3a__20_elementos_20_textuais_20__28_com_20_núm._20_pág._29_">
      <style:footer>
        <text:p text:style-name="Rodapé_3a__20_númeração_20_de_20_páginas"/>
      </style:footer>
    </style:master-page>
    <style:master-page style:name="TCC_20_Univás_3a__20_elementos_20_pós-textuais" style:display-name="TCC Univás: elementos pós-textuais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20:27:12.245000000</meta:creation-date>
    <meta:editing-duration>P2DT9H8M12S</meta:editing-duration>
    <meta:editing-cycles>937</meta:editing-cycles>
    <meta:generator>LibreOffice/4.3.3.2$Linux_X86_64 LibreOffice_project/430m0$Build-2</meta:generator>
    <meta:initial-creator>Felipe Rodrigues</meta:initial-creator>
    <dc:date>2015-08-27T13:12:22.978035012</dc:date>
    <dc:creator>Felipe Prado</dc:creator>
    <meta:document-statistic meta:table-count="3" meta:image-count="0" meta:object-count="0" meta:page-count="23" meta:paragraph-count="349" meta:word-count="3408" meta:character-count="24238" meta:non-whitespace-character-count="21105"/>
  </office:meta>
</office:document-meta>
</file>